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596.89pt" svg:y="266.54pt">
            <loext:p draw:notify-on-update-of-ranges="all.B1:all.AK1 all.A2:all.A2 all.B2:all.AK2 all.A9:all.A9 all.B9:all.AK9 all.A2:all.A2 all.B2:all.AK2 all.A9:all.A9 all.B9:all.AK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2.23pt" svg:y="236.27pt">
            <loext:p draw:notify-on-update-of-ranges="all.B1:all.AK1 all.A6:all.A6 all.B6:all.AK6 all.A13:all.A13 all.B13:all.AK13 all.A6:all.A6 all.B6:all.AK6 all.A13:all.A13 all.B13:all.AK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30.22pt" svg:y="502.98pt">
            <loext:p draw:notify-on-update-of-ranges="all.B1:all.AK1 all.A7:all.A7 all.B7:all.AK7 all.A14:all.A14 all.B14:all.AK14 all.A7:all.A7 all.B7:all.AK7 all.A14:all.A14 all.B14:all.AK14 all.A18:all.A18 all.B18:all.AK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9981.2897" calcext:value-type="float">
            <text:p>9981.2897</text:p>
          </table:table-cell>
          <table:table-cell office:value-type="float" office:value="5088.9880476191" calcext:value-type="float">
            <text:p>5088.9880476191</text:p>
          </table:table-cell>
          <table:table-cell office:value-type="float" office:value="3653.8871904762" calcext:value-type="float">
            <text:p>3653.8871904762</text:p>
          </table:table-cell>
          <table:table-cell office:value-type="float" office:value="2681.8311904762" calcext:value-type="float">
            <text:p>2681.8311904762</text:p>
          </table:table-cell>
          <table:table-cell office:value-type="float" office:value="2234.8892857143" calcext:value-type="float">
            <text:p>2234.8892857143</text:p>
          </table:table-cell>
          <table:table-cell office:value-type="float" office:value="1852.3138571429" calcext:value-type="float">
            <text:p>1852.3138571429</text:p>
          </table:table-cell>
          <table:table-cell office:value-type="float" office:value="1644.6863809524" calcext:value-type="float">
            <text:p>1644.6863809524</text:p>
          </table:table-cell>
          <table:table-cell office:value-type="float" office:value="1436.9132857143" calcext:value-type="float">
            <text:p>1436.9132857143</text:p>
          </table:table-cell>
          <table:table-cell office:value-type="float" office:value="1304.3418571429" calcext:value-type="float">
            <text:p>1304.3418571429</text:p>
          </table:table-cell>
          <table:table-cell office:value-type="float" office:value="1195.9778095238" calcext:value-type="float">
            <text:p>1195.9778095238</text:p>
          </table:table-cell>
          <table:table-cell office:value-type="float" office:value="1122.1593333333" calcext:value-type="float">
            <text:p>1122.1593333333</text:p>
          </table:table-cell>
          <table:table-cell office:value-type="float" office:value="1057.0430476191" calcext:value-type="float">
            <text:p>1057.0430476191</text:p>
          </table:table-cell>
          <table:table-cell office:value-type="float" office:value="1010.2539047619" calcext:value-type="float">
            <text:p>1010.2539047619</text:p>
          </table:table-cell>
          <table:table-cell office:value-type="float" office:value="958.2317619048" calcext:value-type="float">
            <text:p>958.2317619048</text:p>
          </table:table-cell>
          <table:table-cell office:value-type="float" office:value="940.1396666667" calcext:value-type="float">
            <text:p>940.1396666667</text:p>
          </table:table-cell>
          <table:table-cell office:value-type="float" office:value="894.4820952381" calcext:value-type="float">
            <text:p>894.4820952381</text:p>
          </table:table-cell>
          <table:table-cell office:value-type="float" office:value="875.3363809524" calcext:value-type="float">
            <text:p>875.3363809524</text:p>
          </table:table-cell>
          <table:table-cell office:value-type="float" office:value="840.4222380952" calcext:value-type="float">
            <text:p>840.4222380952</text:p>
          </table:table-cell>
          <table:table-cell office:value-type="float" office:value="810.1634761905" calcext:value-type="float">
            <text:p>810.1634761905</text:p>
          </table:table-cell>
          <table:table-cell office:value-type="float" office:value="766.8498571429" calcext:value-type="float">
            <text:p>766.8498571429</text:p>
          </table:table-cell>
          <table:table-cell office:value-type="float" office:value="768.2364761905" calcext:value-type="float">
            <text:p>768.2364761905</text:p>
          </table:table-cell>
          <table:table-cell office:value-type="float" office:value="730.6211904762" calcext:value-type="float">
            <text:p>730.6211904762</text:p>
          </table:table-cell>
          <table:table-cell office:value-type="float" office:value="722.2327619048" calcext:value-type="float">
            <text:p>722.2327619048</text:p>
          </table:table-cell>
          <table:table-cell office:value-type="float" office:value="704.7267619048" calcext:value-type="float">
            <text:p>704.7267619048</text:p>
          </table:table-cell>
          <table:table-cell office:value-type="float" office:value="693.6717142857" calcext:value-type="float">
            <text:p>693.6717142857</text:p>
          </table:table-cell>
          <table:table-cell office:value-type="float" office:value="672.5551428571" calcext:value-type="float">
            <text:p>672.5551428571</text:p>
          </table:table-cell>
          <table:table-cell office:value-type="float" office:value="658.861" calcext:value-type="float">
            <text:p>658.861</text:p>
          </table:table-cell>
          <table:table-cell office:value-type="float" office:value="652.9876666667" calcext:value-type="float">
            <text:p>652.9876666667</text:p>
          </table:table-cell>
          <table:table-cell office:value-type="float" office:value="657.014" calcext:value-type="float">
            <text:p>657.014</text:p>
          </table:table-cell>
          <table:table-cell office:value-type="float" office:value="644.6453333333" calcext:value-type="float">
            <text:p>644.6453333333</text:p>
          </table:table-cell>
          <table:table-cell office:value-type="float" office:value="634.931" calcext:value-type="float">
            <text:p>634.931</text:p>
          </table:table-cell>
          <table:table-cell office:value-type="float" office:value="628.345047619" calcext:value-type="float">
            <text:p>628.345047619</text:p>
          </table:table-cell>
          <table:table-cell office:value-type="float" office:value="628.8245238095" calcext:value-type="float">
            <text:p>628.8245238095</text:p>
          </table:table-cell>
          <table:table-cell office:value-type="float" office:value="627.1228571429" calcext:value-type="float">
            <text:p>627.1228571429</text:p>
          </table:table-cell>
          <table:table-cell office:value-type="float" office:value="629.2685238095" calcext:value-type="float">
            <text:p>629.2685238095</text:p>
          </table:table-cell>
          <table:table-cell office:value-type="float" office:value="626.1415714286" calcext:value-type="float">
            <text:p>626.141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10124.033" calcext:value-type="float">
            <text:p>10124.033</text:p>
          </table:table-cell>
          <table:table-cell office:value-type="float" office:value="5182.116" calcext:value-type="float">
            <text:p>5182.116</text:p>
          </table:table-cell>
          <table:table-cell office:value-type="float" office:value="3762.726" calcext:value-type="float">
            <text:p>3762.726</text:p>
          </table:table-cell>
          <table:table-cell office:value-type="float" office:value="2758.638" calcext:value-type="float">
            <text:p>2758.638</text:p>
          </table:table-cell>
          <table:table-cell office:value-type="float" office:value="2314.247" calcext:value-type="float">
            <text:p>2314.247</text:p>
          </table:table-cell>
          <table:table-cell office:value-type="float" office:value="1892.645" calcext:value-type="float">
            <text:p>1892.645</text:p>
          </table:table-cell>
          <table:table-cell office:value-type="float" office:value="1687.223" calcext:value-type="float">
            <text:p>1687.223</text:p>
          </table:table-cell>
          <table:table-cell office:value-type="float" office:value="1465.777" calcext:value-type="float">
            <text:p>1465.777</text:p>
          </table:table-cell>
          <table:table-cell office:value-type="float" office:value="1343.968" calcext:value-type="float">
            <text:p>1343.968</text:p>
          </table:table-cell>
          <table:table-cell office:value-type="float" office:value="1236.087" calcext:value-type="float">
            <text:p>1236.087</text:p>
          </table:table-cell>
          <table:table-cell office:value-type="float" office:value="1162.213" calcext:value-type="float">
            <text:p>1162.213</text:p>
          </table:table-cell>
          <table:table-cell office:value-type="float" office:value="1142.035" calcext:value-type="float">
            <text:p>1142.035</text:p>
          </table:table-cell>
          <table:table-cell office:value-type="float" office:value="1110.065" calcext:value-type="float">
            <text:p>1110.065</text:p>
          </table:table-cell>
          <table:table-cell office:value-type="float" office:value="1050.572" calcext:value-type="float">
            <text:p>1050.572</text:p>
          </table:table-cell>
          <table:table-cell office:value-type="float" office:value="1060.563" calcext:value-type="float">
            <text:p>1060.563</text:p>
          </table:table-cell>
          <table:table-cell office:value-type="float" office:value="1000.795" calcext:value-type="float">
            <text:p>1000.795</text:p>
          </table:table-cell>
          <table:table-cell office:value-type="float" office:value="988.259" calcext:value-type="float">
            <text:p>988.259</text:p>
          </table:table-cell>
          <table:table-cell office:value-type="float" office:value="905.484" calcext:value-type="float">
            <text:p>905.484</text:p>
          </table:table-cell>
          <table:table-cell office:value-type="float" office:value="893.995" calcext:value-type="float">
            <text:p>893.995</text:p>
          </table:table-cell>
          <table:table-cell office:value-type="float" office:value="874.096" calcext:value-type="float">
            <text:p>874.096</text:p>
          </table:table-cell>
          <table:table-cell office:value-type="float" office:value="847.196" calcext:value-type="float">
            <text:p>847.196</text:p>
          </table:table-cell>
          <table:table-cell office:value-type="float" office:value="838.577" calcext:value-type="float">
            <text:p>838.577</text:p>
          </table:table-cell>
          <table:table-cell office:value-type="float" office:value="830.376" calcext:value-type="float">
            <text:p>830.376</text:p>
          </table:table-cell>
          <table:table-cell office:value-type="float" office:value="776.947" calcext:value-type="float">
            <text:p>776.947</text:p>
          </table:table-cell>
          <table:table-cell office:value-type="float" office:value="792.196" calcext:value-type="float">
            <text:p>792.196</text:p>
          </table:table-cell>
          <table:table-cell office:value-type="float" office:value="767.336" calcext:value-type="float">
            <text:p>767.336</text:p>
          </table:table-cell>
          <table:table-cell office:value-type="float" office:value="719.928" calcext:value-type="float">
            <text:p>719.928</text:p>
          </table:table-cell>
          <table:table-cell office:value-type="float" office:value="751.248" calcext:value-type="float">
            <text:p>751.248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751.541" calcext:value-type="float">
            <text:p>751.541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765.265" calcext:value-type="float">
            <text:p>765.265</text:p>
          </table:table-cell>
          <table:table-cell office:value-type="float" office:value="752.778" calcext:value-type="float">
            <text:p>752.778</text:p>
          </table:table-cell>
          <table:table-cell office:value-type="float" office:value="779.003" calcext:value-type="float">
            <text:p>779.003</text:p>
          </table:table-cell>
          <table:table-cell office:value-type="float" office:value="753.697" calcext:value-type="float">
            <text:p>753.697</text:p>
          </table:table-cell>
          <table:table-cell office:value-type="float" office:value="775.015" calcext:value-type="float">
            <text:p>775.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9907.466" calcext:value-type="float">
            <text:p>9907.466</text:p>
          </table:table-cell>
          <table:table-cell office:value-type="float" office:value="5027.982" calcext:value-type="float">
            <text:p>5027.982</text:p>
          </table:table-cell>
          <table:table-cell office:value-type="float" office:value="3534.396" calcext:value-type="float">
            <text:p>3534.396</text:p>
          </table:table-cell>
          <table:table-cell office:value-type="float" office:value="2642.177" calcext:value-type="float">
            <text:p>2642.177</text:p>
          </table:table-cell>
          <table:table-cell office:value-type="float" office:value="2189.832" calcext:value-type="float">
            <text:p>2189.832</text:p>
          </table:table-cell>
          <table:table-cell office:value-type="float" office:value="1786.383" calcext:value-type="float">
            <text:p>1786.383</text:p>
          </table:table-cell>
          <table:table-cell office:value-type="float" office:value="1570.455" calcext:value-type="float">
            <text:p>1570.455</text:p>
          </table:table-cell>
          <table:table-cell office:value-type="float" office:value="1384.399" calcext:value-type="float">
            <text:p>1384.399</text:p>
          </table:table-cell>
          <table:table-cell office:value-type="float" office:value="1252.147" calcext:value-type="float">
            <text:p>1252.147</text:p>
          </table:table-cell>
          <table:table-cell office:value-type="float" office:value="1131.439" calcext:value-type="float">
            <text:p>1131.439</text:p>
          </table:table-cell>
          <table:table-cell office:value-type="float" office:value="1072.968" calcext:value-type="float">
            <text:p>1072.968</text:p>
          </table:table-cell>
          <table:table-cell office:value-type="float" office:value="981.738" calcext:value-type="float">
            <text:p>981.738</text:p>
          </table:table-cell>
          <table:table-cell office:value-type="float" office:value="931.759" calcext:value-type="float">
            <text:p>931.759</text:p>
          </table:table-cell>
          <table:table-cell office:value-type="float" office:value="879.15" calcext:value-type="float">
            <text:p>879.15</text:p>
          </table:table-cell>
          <table:table-cell office:value-type="float" office:value="825.693" calcext:value-type="float">
            <text:p>825.693</text:p>
          </table:table-cell>
          <table:table-cell office:value-type="float" office:value="783.431" calcext:value-type="float">
            <text:p>783.431</text:p>
          </table:table-cell>
          <table:table-cell office:value-type="float" office:value="740.404" calcext:value-type="float">
            <text:p>740.404</text:p>
          </table:table-cell>
          <table:table-cell office:value-type="float" office:value="743.249" calcext:value-type="float">
            <text:p>743.249</text:p>
          </table:table-cell>
          <table:table-cell office:value-type="float" office:value="697.585" calcext:value-type="float">
            <text:p>697.585</text:p>
          </table:table-cell>
          <table:table-cell office:value-type="float" office:value="687.847" calcext:value-type="float">
            <text:p>687.847</text:p>
          </table:table-cell>
          <table:table-cell office:value-type="float" office:value="662.926" calcext:value-type="float">
            <text:p>662.926</text:p>
          </table:table-cell>
          <table:table-cell office:value-type="float" office:value="644.539" calcext:value-type="float">
            <text:p>644.539</text:p>
          </table:table-cell>
          <table:table-cell office:value-type="float" office:value="641.136" calcext:value-type="float">
            <text:p>641.136</text:p>
          </table:table-cell>
          <table:table-cell office:value-type="float" office:value="623.96" calcext:value-type="float">
            <text:p>623.96</text:p>
          </table:table-cell>
          <table:table-cell office:value-type="float" office:value="616.589" calcext:value-type="float">
            <text:p>616.589</text:p>
          </table:table-cell>
          <table:table-cell office:value-type="float" office:value="631.924" calcext:value-type="float">
            <text:p>631.924</text:p>
          </table:table-cell>
          <table:table-cell office:value-type="float" office:value="594.314" calcext:value-type="float">
            <text:p>594.314</text:p>
          </table:table-cell>
          <table:table-cell office:value-type="float" office:value="577.131" calcext:value-type="float">
            <text:p>577.131</text:p>
          </table:table-cell>
          <table:table-cell office:value-type="float" office:value="601.764" calcext:value-type="float">
            <text:p>601.764</text:p>
          </table:table-cell>
          <table:table-cell office:value-type="float" office:value="591.111" calcext:value-type="float">
            <text:p>591.111</text:p>
          </table:table-cell>
          <table:table-cell office:value-type="float" office:value="585.221" calcext:value-type="float">
            <text:p>585.221</text:p>
          </table:table-cell>
          <table:table-cell office:value-type="float" office:value="582.521" calcext:value-type="float">
            <text:p>582.521</text:p>
          </table:table-cell>
          <table:table-cell office:value-type="float" office:value="571.197" calcext:value-type="float">
            <text:p>571.197</text:p>
          </table:table-cell>
          <table:table-cell office:value-type="float" office:value="552.346" calcext:value-type="float">
            <text:p>552.346</text:p>
          </table:table-cell>
          <table:table-cell office:value-type="float" office:value="568.819" calcext:value-type="float">
            <text:p>568.819</text:p>
          </table:table-cell>
          <table:table-cell office:value-type="float" office:value="560.253" calcext:value-type="float">
            <text:p>560.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63.0450878333" calcext:value-type="float">
            <text:p>63.0450878333</text:p>
          </table:table-cell>
          <table:table-cell office:value-type="float" office:value="37.6008730729" calcext:value-type="float">
            <text:p>37.6008730729</text:p>
          </table:table-cell>
          <table:table-cell office:value-type="float" office:value="63.7549926897" calcext:value-type="float">
            <text:p>63.7549926897</text:p>
          </table:table-cell>
          <table:table-cell office:value-type="float" office:value="27.480017059" calcext:value-type="float">
            <text:p>27.480017059</text:p>
          </table:table-cell>
          <table:table-cell office:value-type="float" office:value="29.7340168866" calcext:value-type="float">
            <text:p>29.7340168866</text:p>
          </table:table-cell>
          <table:table-cell office:value-type="float" office:value="27.878279465" calcext:value-type="float">
            <text:p>27.878279465</text:p>
          </table:table-cell>
          <table:table-cell office:value-type="float" office:value="30.2961330346" calcext:value-type="float">
            <text:p>30.2961330346</text:p>
          </table:table-cell>
          <table:table-cell office:value-type="float" office:value="19.5830024489" calcext:value-type="float">
            <text:p>19.5830024489</text:p>
          </table:table-cell>
          <table:table-cell office:value-type="float" office:value="25.5102260384" calcext:value-type="float">
            <text:p>25.5102260384</text:p>
          </table:table-cell>
          <table:table-cell office:value-type="float" office:value="28.6328851526" calcext:value-type="float">
            <text:p>28.6328851526</text:p>
          </table:table-cell>
          <table:table-cell office:value-type="float" office:value="32.3248494495" calcext:value-type="float">
            <text:p>32.3248494495</text:p>
          </table:table-cell>
          <table:table-cell office:value-type="float" office:value="40.848612485" calcext:value-type="float">
            <text:p>40.848612485</text:p>
          </table:table-cell>
          <table:table-cell office:value-type="float" office:value="52.839334164" calcext:value-type="float">
            <text:p>52.839334164</text:p>
          </table:table-cell>
          <table:table-cell office:value-type="float" office:value="51.3535363416" calcext:value-type="float">
            <text:p>51.3535363416</text:p>
          </table:table-cell>
          <table:table-cell office:value-type="float" office:value="54.1272370719" calcext:value-type="float">
            <text:p>54.1272370719</text:p>
          </table:table-cell>
          <table:table-cell office:value-type="float" office:value="66.5898455719" calcext:value-type="float">
            <text:p>66.5898455719</text:p>
          </table:table-cell>
          <table:table-cell office:value-type="float" office:value="73.3676270459" calcext:value-type="float">
            <text:p>73.3676270459</text:p>
          </table:table-cell>
          <table:table-cell office:value-type="float" office:value="38.4246444966" calcext:value-type="float">
            <text:p>38.4246444966</text:p>
          </table:table-cell>
          <table:table-cell office:value-type="float" office:value="51.0903330657" calcext:value-type="float">
            <text:p>51.0903330657</text:p>
          </table:table-cell>
          <table:table-cell office:value-type="float" office:value="44.086923218" calcext:value-type="float">
            <text:p>44.086923218</text:p>
          </table:table-cell>
          <table:table-cell office:value-type="float" office:value="46.061251434" calcext:value-type="float">
            <text:p>46.061251434</text:p>
          </table:table-cell>
          <table:table-cell office:value-type="float" office:value="48.0746565496" calcext:value-type="float">
            <text:p>48.0746565496</text:p>
          </table:table-cell>
          <table:table-cell office:value-type="float" office:value="52.4347807585" calcext:value-type="float">
            <text:p>52.4347807585</text:p>
          </table:table-cell>
          <table:table-cell office:value-type="float" office:value="44.0807912156" calcext:value-type="float">
            <text:p>44.0807912156</text:p>
          </table:table-cell>
          <table:table-cell office:value-type="float" office:value="44.7259916996" calcext:value-type="float">
            <text:p>44.7259916996</text:p>
          </table:table-cell>
          <table:table-cell office:value-type="float" office:value="32.4212420834" calcext:value-type="float">
            <text:p>32.4212420834</text:p>
          </table:table-cell>
          <table:table-cell office:value-type="float" office:value="38.2053877457" calcext:value-type="float">
            <text:p>38.2053877457</text:p>
          </table:table-cell>
          <table:table-cell office:value-type="float" office:value="44.1454882953" calcext:value-type="float">
            <text:p>44.1454882953</text:p>
          </table:table-cell>
          <table:table-cell office:value-type="float" office:value="36.7210170584" calcext:value-type="float">
            <text:p>36.7210170584</text:p>
          </table:table-cell>
          <table:table-cell office:value-type="float" office:value="45.196578934" calcext:value-type="float">
            <text:p>45.196578934</text:p>
          </table:table-cell>
          <table:table-cell office:value-type="float" office:value="37.3586461144" calcext:value-type="float">
            <text:p>37.3586461144</text:p>
          </table:table-cell>
          <table:table-cell office:value-type="float" office:value="48.6821785446" calcext:value-type="float">
            <text:p>48.6821785446</text:p>
          </table:table-cell>
          <table:table-cell office:value-type="float" office:value="47.3451767223" calcext:value-type="float">
            <text:p>47.3451767223</text:p>
          </table:table-cell>
          <table:table-cell office:value-type="float" office:value="52.7422784418" calcext:value-type="float">
            <text:p>52.7422784418</text:p>
          </table:table-cell>
          <table:table-cell office:value-type="float" office:value="51.9902372197" calcext:value-type="float">
            <text:p>51.9902372197</text:p>
          </table:table-cell>
          <table:table-cell office:value-type="float" office:value="58.4935878003" calcext:value-type="float">
            <text:p>58.4935878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16]/[.B2]" office:value-type="float" office:value="0.904014032374995" calcext:value-type="float">
            <text:p>0.9040140324</text:p>
          </table:table-cell>
          <table:table-cell table:formula="of:=[.B16]/[.C2]" office:value-type="float" office:value="1.77308845404374" calcext:value-type="float">
            <text:p>1.773088454</text:p>
          </table:table-cell>
          <table:table-cell table:formula="of:=[.B16]/[.D2]" office:value-type="float" office:value="2.46948673552892" calcext:value-type="float">
            <text:p>2.4694867355</text:p>
          </table:table-cell>
          <table:table-cell table:formula="of:=[.B16]/[.E2]" office:value-type="float" office:value="3.36457640661484" calcext:value-type="float">
            <text:p>3.3645764066</text:p>
          </table:table-cell>
          <table:table-cell table:formula="of:=[.B16]/[.F2]" office:value-type="float" office:value="4.03743756242317" calcext:value-type="float">
            <text:p>4.0374375624</text:p>
          </table:table-cell>
          <table:table-cell table:formula="of:=[.B16]/[.G2]" office:value-type="float" office:value="4.87132670049657" calcext:value-type="float">
            <text:p>4.8713267005</text:p>
          </table:table-cell>
          <table:table-cell table:formula="of:=[.B16]/[.H2]" office:value-type="float" office:value="5.48628969905792" calcext:value-type="float">
            <text:p>5.4862896991</text:p>
          </table:table-cell>
          <table:table-cell table:formula="of:=[.B16]/[.I2]" office:value-type="float" office:value="6.27958975653461" calcext:value-type="float">
            <text:p>6.2795897565</text:p>
          </table:table-cell>
          <table:table-cell table:formula="of:=[.B16]/[.J2]" office:value-type="float" office:value="6.91783821901181" calcext:value-type="float">
            <text:p>6.917838219</text:p>
          </table:table-cell>
          <table:table-cell table:formula="of:=[.B16]/[.K2]" office:value-type="float" office:value="7.54464328530707" calcext:value-type="float">
            <text:p>7.5446432853</text:p>
          </table:table-cell>
          <table:table-cell table:formula="of:=[.B16]/[.L2]" office:value-type="float" office:value="8.04094898288383" calcext:value-type="float">
            <text:p>8.0409489829</text:p>
          </table:table-cell>
          <table:table-cell table:formula="of:=[.B16]/[.M2]" office:value-type="float" office:value="8.53628995557376" calcext:value-type="float">
            <text:p>8.5362899556</text:p>
          </table:table-cell>
          <table:table-cell table:formula="of:=[.B16]/[.N2]" office:value-type="float" office:value="8.93164174616739" calcext:value-type="float">
            <text:p>8.9316417462</text:p>
          </table:table-cell>
          <table:table-cell table:formula="of:=[.B16]/[.O2]" office:value-type="float" office:value="9.41653815780786" calcext:value-type="float">
            <text:p>9.4165381578</text:p>
          </table:table-cell>
          <table:table-cell table:formula="of:=[.B16]/[.P2]" office:value-type="float" office:value="9.59775049380927" calcext:value-type="float">
            <text:p>9.5977504938</text:p>
          </table:table-cell>
          <table:table-cell table:formula="of:=[.B16]/[.Q2]" office:value-type="float" office:value="10.0876540715979" calcext:value-type="float">
            <text:p>10.0876540716</text:p>
          </table:table-cell>
          <table:table-cell table:formula="of:=[.B16]/[.R2]" office:value-type="float" office:value="10.3082953551895" calcext:value-type="float">
            <text:p>10.3082953552</text:p>
          </table:table-cell>
          <table:table-cell table:formula="of:=[.B16]/[.S2]" office:value-type="float" office:value="10.7365387789487" calcext:value-type="float">
            <text:p>10.7365387789</text:p>
          </table:table-cell>
          <table:table-cell table:formula="of:=[.B16]/[.T2]" office:value-type="float" office:value="11.1375373183057" calcext:value-type="float">
            <text:p>11.1375373183</text:p>
          </table:table-cell>
          <table:table-cell table:formula="of:=[.B16]/[.U2]" office:value-type="float" office:value="11.7666135892864" calcext:value-type="float">
            <text:p>11.7666135893</text:p>
          </table:table-cell>
          <table:table-cell table:formula="of:=[.B16]/[.V2]" office:value-type="float" office:value="11.7453755837578" calcext:value-type="float">
            <text:p>11.7453755838</text:p>
          </table:table-cell>
          <table:table-cell table:formula="of:=[.B16]/[.W2]" office:value-type="float" office:value="12.3500742486252" calcext:value-type="float">
            <text:p>12.3500742486</text:p>
          </table:table-cell>
          <table:table-cell table:formula="of:=[.B16]/[.X2]" office:value-type="float" office:value="12.4935151462838" calcext:value-type="float">
            <text:p>12.4935151463</text:p>
          </table:table-cell>
          <table:table-cell table:formula="of:=[.B16]/[.Y2]" office:value-type="float" office:value="12.8038644731061" calcext:value-type="float">
            <text:p>12.8038644731</text:p>
          </table:table-cell>
          <table:table-cell table:formula="of:=[.B16]/[.Z2]" office:value-type="float" office:value="13.0079196890586" calcext:value-type="float">
            <text:p>13.0079196891</text:p>
          </table:table-cell>
          <table:table-cell table:formula="of:=[.B16]/[.AA2]" office:value-type="float" office:value="13.4163362600547" calcext:value-type="float">
            <text:p>13.4163362601</text:p>
          </table:table-cell>
          <table:table-cell table:formula="of:=[.B16]/[.AB2]" office:value-type="float" office:value="13.6951890459444" calcext:value-type="float">
            <text:p>13.6951890459</text:p>
          </table:table-cell>
          <table:table-cell table:formula="of:=[.B16]/[.AC2]" office:value-type="float" office:value="13.8183711739316" calcext:value-type="float">
            <text:p>13.8183711739</text:p>
          </table:table-cell>
          <table:table-cell table:formula="of:=[.B16]/[.AD2]" office:value-type="float" office:value="13.733689008149" calcext:value-type="float">
            <text:p>13.7336890081</text:p>
          </table:table-cell>
          <table:table-cell table:formula="of:=[.B16]/[.AE2]" office:value-type="float" office:value="13.9971942453118" calcext:value-type="float">
            <text:p>13.9971942453</text:p>
          </table:table-cell>
          <table:table-cell table:formula="of:=[.B16]/[.AF2]" office:value-type="float" office:value="14.2113488709797" calcext:value-type="float">
            <text:p>14.211348871</text:p>
          </table:table-cell>
          <table:table-cell table:formula="of:=[.B16]/[.AG2]" office:value-type="float" office:value="14.3603040784548" calcext:value-type="float">
            <text:p>14.3603040785</text:p>
          </table:table-cell>
          <table:table-cell table:formula="of:=[.B16]/[.AH2]" office:value-type="float" office:value="14.3493544038902" calcext:value-type="float">
            <text:p>14.3493544039</text:p>
          </table:table-cell>
          <table:table-cell table:formula="of:=[.B16]/[.AI2]" office:value-type="float" office:value="14.388290663027" calcext:value-type="float">
            <text:p>14.388290663</text:p>
          </table:table-cell>
          <table:table-cell table:formula="of:=[.B16]/[.AJ2]" office:value-type="float" office:value="14.3392297701063" calcext:value-type="float">
            <text:p>14.3392297701</text:p>
          </table:table-cell>
          <table:table-cell table:formula="of:=[.B16]/[.AK2]" office:value-type="float" office:value="14.4108399150254" calcext:value-type="float">
            <text:p>14.410839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6]/[.B1]" office:value-type="float" office:value="0.904014032374995" calcext:value-type="float">
            <text:p>0.9040140324</text:p>
          </table:table-cell>
          <table:table-cell table:formula="of:=[.C6]/[.C1]" office:value-type="float" office:value="0.886544227021868" calcext:value-type="float">
            <text:p>0.886544227</text:p>
          </table:table-cell>
          <table:table-cell table:formula="of:=[.D6]/[.D1]" office:value-type="float" office:value="0.823162245176306" calcext:value-type="float">
            <text:p>0.8231622452</text:p>
          </table:table-cell>
          <table:table-cell table:formula="of:=[.E6]/[.E1]" office:value-type="float" office:value="0.841144101653709" calcext:value-type="float">
            <text:p>0.8411441017</text:p>
          </table:table-cell>
          <table:table-cell table:formula="of:=[.F6]/[.F1]" office:value-type="float" office:value="0.807487512484634" calcext:value-type="float">
            <text:p>0.8074875125</text:p>
          </table:table-cell>
          <table:table-cell table:formula="of:=[.G6]/[.G1]" office:value-type="float" office:value="0.811887783416095" calcext:value-type="float">
            <text:p>0.8118877834</text:p>
          </table:table-cell>
          <table:table-cell table:formula="of:=[.H6]/[.H1]" office:value-type="float" office:value="0.783755671293988" calcext:value-type="float">
            <text:p>0.7837556713</text:p>
          </table:table-cell>
          <table:table-cell table:formula="of:=[.I6]/[.I1]" office:value-type="float" office:value="0.784948719566826" calcext:value-type="float">
            <text:p>0.7849487196</text:p>
          </table:table-cell>
          <table:table-cell table:formula="of:=[.J6]/[.J1]" office:value-type="float" office:value="0.768648691001313" calcext:value-type="float">
            <text:p>0.768648691</text:p>
          </table:table-cell>
          <table:table-cell table:formula="of:=[.K6]/[.K1]" office:value-type="float" office:value="0.754464328530707" calcext:value-type="float">
            <text:p>0.7544643285</text:p>
          </table:table-cell>
          <table:table-cell table:formula="of:=[.L6]/[.L1]" office:value-type="float" office:value="0.730995362080348" calcext:value-type="float">
            <text:p>0.7309953621</text:p>
          </table:table-cell>
          <table:table-cell table:formula="of:=[.M6]/[.M1]" office:value-type="float" office:value="0.711357496297813" calcext:value-type="float">
            <text:p>0.7113574963</text:p>
          </table:table-cell>
          <table:table-cell table:formula="of:=[.N6]/[.N1]" office:value-type="float" office:value="0.687049365089799" calcext:value-type="float">
            <text:p>0.6870493651</text:p>
          </table:table-cell>
          <table:table-cell table:formula="of:=[.O6]/[.O1]" office:value-type="float" office:value="0.672609868414847" calcext:value-type="float">
            <text:p>0.6726098684</text:p>
          </table:table-cell>
          <table:table-cell table:formula="of:=[.P6]/[.P1]" office:value-type="float" office:value="0.639850032920618" calcext:value-type="float">
            <text:p>0.6398500329</text:p>
          </table:table-cell>
          <table:table-cell table:formula="of:=[.Q6]/[.Q1]" office:value-type="float" office:value="0.630478379474866" calcext:value-type="float">
            <text:p>0.6304783795</text:p>
          </table:table-cell>
          <table:table-cell table:formula="of:=[.R6]/[.R1]" office:value-type="float" office:value="0.606370315011146" calcext:value-type="float">
            <text:p>0.606370315</text:p>
          </table:table-cell>
          <table:table-cell table:formula="of:=[.S6]/[.S1]" office:value-type="float" office:value="0.596474376608263" calcext:value-type="float">
            <text:p>0.5964743766</text:p>
          </table:table-cell>
          <table:table-cell table:formula="of:=[.T6]/[.T1]" office:value-type="float" office:value="0.586186174647671" calcext:value-type="float">
            <text:p>0.5861861746</text:p>
          </table:table-cell>
          <table:table-cell table:formula="of:=[.U6]/[.U1]" office:value-type="float" office:value="0.588330679464321" calcext:value-type="float">
            <text:p>0.5883306795</text:p>
          </table:table-cell>
          <table:table-cell table:formula="of:=[.V6]/[.V1]" office:value-type="float" office:value="0.55930359922656" calcext:value-type="float">
            <text:p>0.5593035992</text:p>
          </table:table-cell>
          <table:table-cell table:formula="of:=[.W6]/[.W1]" office:value-type="float" office:value="0.561367011301145" calcext:value-type="float">
            <text:p>0.5613670113</text:p>
          </table:table-cell>
          <table:table-cell table:formula="of:=[.X6]/[.X1]" office:value-type="float" office:value="0.543196310707991" calcext:value-type="float">
            <text:p>0.5431963107</text:p>
          </table:table-cell>
          <table:table-cell table:formula="of:=[.Y6]/[.Y1]" office:value-type="float" office:value="0.533494353046089" calcext:value-type="float">
            <text:p>0.533494353</text:p>
          </table:table-cell>
          <table:table-cell table:formula="of:=[.Z6]/[.Z1]" office:value-type="float" office:value="0.520316787562345" calcext:value-type="float">
            <text:p>0.5203167876</text:p>
          </table:table-cell>
          <table:table-cell table:formula="of:=[.AA6]/[.AA1]" office:value-type="float" office:value="0.516012933079028" calcext:value-type="float">
            <text:p>0.5160129331</text:p>
          </table:table-cell>
          <table:table-cell table:formula="of:=[.AB6]/[.AB1]" office:value-type="float" office:value="0.507229223923868" calcext:value-type="float">
            <text:p>0.5072292239</text:p>
          </table:table-cell>
          <table:table-cell table:formula="of:=[.AC6]/[.AC1]" office:value-type="float" office:value="0.493513256211844" calcext:value-type="float">
            <text:p>0.4935132562</text:p>
          </table:table-cell>
          <table:table-cell table:formula="of:=[.AD6]/[.AD1]" office:value-type="float" office:value="0.47357548303962" calcext:value-type="float">
            <text:p>0.473575483</text:p>
          </table:table-cell>
          <table:table-cell table:formula="of:=[.AE6]/[.AE1]" office:value-type="float" office:value="0.466573141510395" calcext:value-type="float">
            <text:p>0.4665731415</text:p>
          </table:table-cell>
          <table:table-cell table:formula="of:=[.AF6]/[.AF1]" office:value-type="float" office:value="0.45843060874128" calcext:value-type="float">
            <text:p>0.4584306087</text:p>
          </table:table-cell>
          <table:table-cell table:formula="of:=[.AG6]/[.AG1]" office:value-type="float" office:value="0.448759502451712" calcext:value-type="float">
            <text:p>0.4487595025</text:p>
          </table:table-cell>
          <table:table-cell table:formula="of:=[.AH6]/[.AH1]" office:value-type="float" office:value="0.434828921330006" calcext:value-type="float">
            <text:p>0.4348289213</text:p>
          </table:table-cell>
          <table:table-cell table:formula="of:=[.AI6]/[.AI1]" office:value-type="float" office:value="0.423185019500794" calcext:value-type="float">
            <text:p>0.4231850195</text:p>
          </table:table-cell>
          <table:table-cell table:formula="of:=[.AJ6]/[.AJ1]" office:value-type="float" office:value="0.409692279145893" calcext:value-type="float">
            <text:p>0.4096922791</text:p>
          </table:table-cell>
          <table:table-cell table:formula="of:=[.AK6]/[.AK1]" office:value-type="float" office:value="0.400301108750706" calcext:value-type="float">
            <text:p>0.4003011088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9414.79705" calcext:value-type="float">
            <text:p>9414.79705</text:p>
          </table:table-cell>
          <table:table-cell office:value-type="float" office:value="5093.2295714286" calcext:value-type="float">
            <text:p>5093.2295714286</text:p>
          </table:table-cell>
          <table:table-cell office:value-type="float" office:value="2908.9199047619" calcext:value-type="float">
            <text:p>2908.9199047619</text:p>
          </table:table-cell>
          <table:table-cell office:value-type="float" office:value="2032.8004285714" calcext:value-type="float">
            <text:p>2032.8004285714</text:p>
          </table:table-cell>
          <table:table-cell office:value-type="float" office:value="1539.6970476191" calcext:value-type="float">
            <text:p>1539.6970476191</text:p>
          </table:table-cell>
          <table:table-cell office:value-type="float" office:value="1317.9618571429" calcext:value-type="float">
            <text:p>1317.9618571429</text:p>
          </table:table-cell>
          <table:table-cell office:value-type="float" office:value="1212.4536666667" calcext:value-type="float">
            <text:p>1212.4536666667</text:p>
          </table:table-cell>
          <table:table-cell office:value-type="float" office:value="1089.9605714286" calcext:value-type="float">
            <text:p>1089.9605714286</text:p>
          </table:table-cell>
          <table:table-cell office:value-type="float" office:value="1035.5233809524" calcext:value-type="float">
            <text:p>1035.5233809524</text:p>
          </table:table-cell>
          <table:table-cell office:value-type="float" office:value="1006.5111428572" calcext:value-type="float">
            <text:p>1006.5111428572</text:p>
          </table:table-cell>
          <table:table-cell office:value-type="float" office:value="956.208952381" calcext:value-type="float">
            <text:p>956.208952381</text:p>
          </table:table-cell>
          <table:table-cell office:value-type="float" office:value="935.2021904762" calcext:value-type="float">
            <text:p>935.2021904762</text:p>
          </table:table-cell>
          <table:table-cell office:value-type="float" office:value="917.0692857143" calcext:value-type="float">
            <text:p>917.0692857143</text:p>
          </table:table-cell>
          <table:table-cell office:value-type="float" office:value="928.6976190476" calcext:value-type="float">
            <text:p>928.6976190476</text:p>
          </table:table-cell>
          <table:table-cell office:value-type="float" office:value="899.6675714286" calcext:value-type="float">
            <text:p>899.6675714286</text:p>
          </table:table-cell>
          <table:table-cell office:value-type="float" office:value="908.5967619048" calcext:value-type="float">
            <text:p>908.5967619048</text:p>
          </table:table-cell>
          <table:table-cell office:value-type="float" office:value="882.2975238095" calcext:value-type="float">
            <text:p>882.2975238095</text:p>
          </table:table-cell>
          <table:table-cell office:value-type="float" office:value="879.2685238095" calcext:value-type="float">
            <text:p>879.2685238095</text:p>
          </table:table-cell>
          <table:table-cell office:value-type="float" office:value="877.5418095238" calcext:value-type="float">
            <text:p>877.5418095238</text:p>
          </table:table-cell>
          <table:table-cell office:value-type="float" office:value="882.1339047619" calcext:value-type="float">
            <text:p>882.1339047619</text:p>
          </table:table-cell>
          <table:table-cell office:value-type="float" office:value="883.262952381" calcext:value-type="float">
            <text:p>883.262952381</text:p>
          </table:table-cell>
          <table:table-cell office:value-type="float" office:value="883.7261904762" calcext:value-type="float">
            <text:p>883.7261904762</text:p>
          </table:table-cell>
          <table:table-cell office:value-type="float" office:value="891.3555238095" calcext:value-type="float">
            <text:p>891.3555238095</text:p>
          </table:table-cell>
          <table:table-cell office:value-type="float" office:value="882.3832857143" calcext:value-type="float">
            <text:p>882.3832857143</text:p>
          </table:table-cell>
          <table:table-cell office:value-type="float" office:value="884.3698095238" calcext:value-type="float">
            <text:p>884.3698095238</text:p>
          </table:table-cell>
          <table:table-cell office:value-type="float" office:value="892.3716666667" calcext:value-type="float">
            <text:p>892.3716666667</text:p>
          </table:table-cell>
          <table:table-cell office:value-type="float" office:value="878.3936666667" calcext:value-type="float">
            <text:p>878.3936666667</text:p>
          </table:table-cell>
          <table:table-cell office:value-type="float" office:value="895.9494285714" calcext:value-type="float">
            <text:p>895.9494285714</text:p>
          </table:table-cell>
          <table:table-cell office:value-type="float" office:value="896.1043809524" calcext:value-type="float">
            <text:p>896.1043809524</text:p>
          </table:table-cell>
          <table:table-cell office:value-type="float" office:value="909.9131904762" calcext:value-type="float">
            <text:p>909.9131904762</text:p>
          </table:table-cell>
          <table:table-cell office:value-type="float" office:value="921.0374285714" calcext:value-type="float">
            <text:p>921.0374285714</text:p>
          </table:table-cell>
          <table:table-cell office:value-type="float" office:value="934.314047619" calcext:value-type="float">
            <text:p>934.314047619</text:p>
          </table:table-cell>
          <table:table-cell office:value-type="float" office:value="950.798047619" calcext:value-type="float">
            <text:p>950.798047619</text:p>
          </table:table-cell>
          <table:table-cell office:value-type="float" office:value="951.2434761905" calcext:value-type="float">
            <text:p>951.2434761905</text:p>
          </table:table-cell>
          <table:table-cell office:value-type="float" office:value="960.1556190476" calcext:value-type="float">
            <text:p>960.1556190476</text:p>
          </table:table-cell>
          <table:table-cell office:value-type="float" office:value="975.001" calcext:value-type="float">
            <text:p>975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9476.52" calcext:value-type="float">
            <text:p>9476.52</text:p>
          </table:table-cell>
          <table:table-cell office:value-type="float" office:value="5133.736" calcext:value-type="float">
            <text:p>5133.736</text:p>
          </table:table-cell>
          <table:table-cell office:value-type="float" office:value="3293.856" calcext:value-type="float">
            <text:p>3293.856</text:p>
          </table:table-cell>
          <table:table-cell office:value-type="float" office:value="2455.672" calcext:value-type="float">
            <text:p>2455.672</text:p>
          </table:table-cell>
          <table:table-cell office:value-type="float" office:value="1788.565" calcext:value-type="float">
            <text:p>1788.565</text:p>
          </table:table-cell>
          <table:table-cell office:value-type="float" office:value="1603.705" calcext:value-type="float">
            <text:p>1603.705</text:p>
          </table:table-cell>
          <table:table-cell office:value-type="float" office:value="1462.8" calcext:value-type="float">
            <text:p>1462.8</text:p>
          </table:table-cell>
          <table:table-cell office:value-type="float" office:value="1300.961" calcext:value-type="float">
            <text:p>1300.961</text:p>
          </table:table-cell>
          <table:table-cell office:value-type="float" office:value="1184.715" calcext:value-type="float">
            <text:p>1184.715</text:p>
          </table:table-cell>
          <table:table-cell office:value-type="float" office:value="1151.918" calcext:value-type="float">
            <text:p>1151.918</text:p>
          </table:table-cell>
          <table:table-cell office:value-type="float" office:value="1016.717" calcext:value-type="float">
            <text:p>1016.717</text:p>
          </table:table-cell>
          <table:table-cell office:value-type="float" office:value="1019.924" calcext:value-type="float">
            <text:p>1019.924</text:p>
          </table:table-cell>
          <table:table-cell office:value-type="float" office:value="964" calcext:value-type="float">
            <text:p>964</text:p>
          </table:table-cell>
          <table:table-cell office:value-type="float" office:value="993.14" calcext:value-type="float">
            <text:p>993.14</text:p>
          </table:table-cell>
          <table:table-cell office:value-type="float" office:value="947.604" calcext:value-type="float">
            <text:p>947.604</text:p>
          </table:table-cell>
          <table:table-cell office:value-type="float" office:value="1023.528" calcext:value-type="float">
            <text:p>1023.528</text:p>
          </table:table-cell>
          <table:table-cell office:value-type="float" office:value="931.966" calcext:value-type="float">
            <text:p>931.966</text:p>
          </table:table-cell>
          <table:table-cell office:value-type="float" office:value="937.05" calcext:value-type="float">
            <text:p>937.05</text:p>
          </table:table-cell>
          <table:table-cell office:value-type="float" office:value="1017.343" calcext:value-type="float">
            <text:p>1017.343</text:p>
          </table:table-cell>
          <table:table-cell office:value-type="float" office:value="975.678" calcext:value-type="float">
            <text:p>975.678</text:p>
          </table:table-cell>
          <table:table-cell office:value-type="float" office:value="985.708" calcext:value-type="float">
            <text:p>985.708</text:p>
          </table:table-cell>
          <table:table-cell office:value-type="float" office:value="965.591" calcext:value-type="float">
            <text:p>965.591</text:p>
          </table:table-cell>
          <table:table-cell office:value-type="float" office:value="963.615" calcext:value-type="float">
            <text:p>963.615</text:p>
          </table:table-cell>
          <table:table-cell office:value-type="float" office:value="989.767" calcext:value-type="float">
            <text:p>989.767</text:p>
          </table:table-cell>
          <table:table-cell office:value-type="float" office:value="1008.623" calcext:value-type="float">
            <text:p>1008.623</text:p>
          </table:table-cell>
          <table:table-cell office:value-type="float" office:value="972.846" calcext:value-type="float">
            <text:p>972.846</text:p>
          </table:table-cell>
          <table:table-cell office:value-type="float" office:value="948.842" calcext:value-type="float">
            <text:p>948.842</text:p>
          </table:table-cell>
          <table:table-cell office:value-type="float" office:value="974.136" calcext:value-type="float">
            <text:p>974.136</text:p>
          </table:table-cell>
          <table:table-cell office:value-type="float" office:value="1012.8" calcext:value-type="float">
            <text:p>1012.8</text:p>
          </table:table-cell>
          <table:table-cell office:value-type="float" office:value="1021.831" calcext:value-type="float">
            <text:p>1021.831</text:p>
          </table:table-cell>
          <table:table-cell office:value-type="float" office:value="1029.2" calcext:value-type="float">
            <text:p>1029.2</text:p>
          </table:table-cell>
          <table:table-cell office:value-type="float" office:value="1009.983" calcext:value-type="float">
            <text:p>1009.983</text:p>
          </table:table-cell>
          <table:table-cell office:value-type="float" office:value="1029.447" calcext:value-type="float">
            <text:p>1029.447</text:p>
          </table:table-cell>
          <table:table-cell office:value-type="float" office:value="1026.267" calcext:value-type="float">
            <text:p>1026.267</text:p>
          </table:table-cell>
          <table:table-cell office:value-type="float" office:value="1073.67" calcext:value-type="float">
            <text:p>1073.67</text:p>
          </table:table-cell>
          <table:table-cell office:value-type="float" office:value="1079.239" calcext:value-type="float">
            <text:p>1079.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9328.347" calcext:value-type="float">
            <text:p>9328.347</text:p>
          </table:table-cell>
          <table:table-cell office:value-type="float" office:value="5043.908" calcext:value-type="float">
            <text:p>5043.908</text:p>
          </table:table-cell>
          <table:table-cell office:value-type="float" office:value="2572.291" calcext:value-type="float">
            <text:p>2572.291</text:p>
          </table:table-cell>
          <table:table-cell office:value-type="float" office:value="1832.789" calcext:value-type="float">
            <text:p>1832.789</text:p>
          </table:table-cell>
          <table:table-cell office:value-type="float" office:value="1342.616" calcext:value-type="float">
            <text:p>1342.616</text:p>
          </table:table-cell>
          <table:table-cell office:value-type="float" office:value="1192.897" calcext:value-type="float">
            <text:p>1192.897</text:p>
          </table:table-cell>
          <table:table-cell office:value-type="float" office:value="1036.036" calcext:value-type="float">
            <text:p>1036.036</text:p>
          </table:table-cell>
          <table:table-cell office:value-type="float" office:value="959.105" calcext:value-type="float">
            <text:p>959.105</text:p>
          </table:table-cell>
          <table:table-cell office:value-type="float" office:value="913.828" calcext:value-type="float">
            <text:p>913.828</text:p>
          </table:table-cell>
          <table:table-cell office:value-type="float" office:value="905.85" calcext:value-type="float">
            <text:p>905.85</text:p>
          </table:table-cell>
          <table:table-cell office:value-type="float" office:value="898.971" calcext:value-type="float">
            <text:p>898.971</text:p>
          </table:table-cell>
          <table:table-cell office:value-type="float" office:value="869.913" calcext:value-type="float">
            <text:p>869.913</text:p>
          </table:table-cell>
          <table:table-cell office:value-type="float" office:value="854.442" calcext:value-type="float">
            <text:p>854.442</text:p>
          </table:table-cell>
          <table:table-cell office:value-type="float" office:value="844.182" calcext:value-type="float">
            <text:p>844.182</text:p>
          </table:table-cell>
          <table:table-cell office:value-type="float" office:value="836.421" calcext:value-type="float">
            <text:p>836.421</text:p>
          </table:table-cell>
          <table:table-cell office:value-type="float" office:value="856.824" calcext:value-type="float">
            <text:p>856.824</text:p>
          </table:table-cell>
          <table:table-cell office:value-type="float" office:value="812.817" calcext:value-type="float">
            <text:p>812.817</text:p>
          </table:table-cell>
          <table:table-cell office:value-type="float" office:value="829.102" calcext:value-type="float">
            <text:p>829.102</text:p>
          </table:table-cell>
          <table:table-cell office:value-type="float" office:value="794.001" calcext:value-type="float">
            <text:p>794.001</text:p>
          </table:table-cell>
          <table:table-cell office:value-type="float" office:value="805.865" calcext:value-type="float">
            <text:p>805.865</text:p>
          </table:table-cell>
          <table:table-cell office:value-type="float" office:value="796.358" calcext:value-type="float">
            <text:p>796.358</text:p>
          </table:table-cell>
          <table:table-cell office:value-type="float" office:value="809.741" calcext:value-type="float">
            <text:p>809.741</text:p>
          </table:table-cell>
          <table:table-cell office:value-type="float" office:value="785.063" calcext:value-type="float">
            <text:p>785.063</text:p>
          </table:table-cell>
          <table:table-cell office:value-type="float" office:value="795.751" calcext:value-type="float">
            <text:p>795.751</text:p>
          </table:table-cell>
          <table:table-cell office:value-type="float" office:value="779.565" calcext:value-type="float">
            <text:p>779.565</text:p>
          </table:table-cell>
          <table:table-cell office:value-type="float" office:value="824.833" calcext:value-type="float">
            <text:p>824.833</text:p>
          </table:table-cell>
          <table:table-cell office:value-type="float" office:value="828.423" calcext:value-type="float">
            <text:p>828.423</text:p>
          </table:table-cell>
          <table:table-cell office:value-type="float" office:value="814.166" calcext:value-type="float">
            <text:p>814.166</text:p>
          </table:table-cell>
          <table:table-cell office:value-type="float" office:value="774.177" calcext:value-type="float">
            <text:p>774.177</text:p>
          </table:table-cell>
          <table:table-cell office:value-type="float" office:value="841.307" calcext:value-type="float">
            <text:p>841.307</text:p>
          </table:table-cell>
          <table:table-cell office:value-type="float" office:value="821.597" calcext:value-type="float">
            <text:p>821.597</text:p>
          </table:table-cell>
          <table:table-cell office:value-type="float" office:value="846.995" calcext:value-type="float">
            <text:p>846.995</text:p>
          </table:table-cell>
          <table:table-cell office:value-type="float" office:value="898.465" calcext:value-type="float">
            <text:p>898.465</text:p>
          </table:table-cell>
          <table:table-cell office:value-type="float" office:value="857.722" calcext:value-type="float">
            <text:p>857.722</text:p>
          </table:table-cell>
          <table:table-cell office:value-type="float" office:value="873.879" calcext:value-type="float">
            <text:p>873.879</text:p>
          </table:table-cell>
          <table:table-cell office:value-type="float" office:value="900.384" calcext:value-type="float">
            <text:p>900.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40.8830617512" calcext:value-type="float">
            <text:p>40.8830617512</text:p>
          </table:table-cell>
          <table:table-cell office:value-type="float" office:value="25.5354266061" calcext:value-type="float">
            <text:p>25.5354266061</text:p>
          </table:table-cell>
          <table:table-cell office:value-type="float" office:value="175.0617732253" calcext:value-type="float">
            <text:p>175.0617732253</text:p>
          </table:table-cell>
          <table:table-cell office:value-type="float" office:value="188.8204828541" calcext:value-type="float">
            <text:p>188.8204828541</text:p>
          </table:table-cell>
          <table:table-cell office:value-type="float" office:value="142.1936065544" calcext:value-type="float">
            <text:p>142.1936065544</text:p>
          </table:table-cell>
          <table:table-cell office:value-type="float" office:value="92.4522824528" calcext:value-type="float">
            <text:p>92.4522824528</text:p>
          </table:table-cell>
          <table:table-cell office:value-type="float" office:value="98.3745101087" calcext:value-type="float">
            <text:p>98.3745101087</text:p>
          </table:table-cell>
          <table:table-cell office:value-type="float" office:value="80.6802296226" calcext:value-type="float">
            <text:p>80.6802296226</text:p>
          </table:table-cell>
          <table:table-cell office:value-type="float" office:value="68.834767993" calcext:value-type="float">
            <text:p>68.834767993</text:p>
          </table:table-cell>
          <table:table-cell office:value-type="float" office:value="63.8610384345" calcext:value-type="float">
            <text:p>63.8610384345</text:p>
          </table:table-cell>
          <table:table-cell office:value-type="float" office:value="35.8045911714" calcext:value-type="float">
            <text:p>35.8045911714</text:p>
          </table:table-cell>
          <table:table-cell office:value-type="float" office:value="43.615838664" calcext:value-type="float">
            <text:p>43.615838664</text:p>
          </table:table-cell>
          <table:table-cell office:value-type="float" office:value="33.1628300649" calcext:value-type="float">
            <text:p>33.1628300649</text:p>
          </table:table-cell>
          <table:table-cell office:value-type="float" office:value="40.3103136287" calcext:value-type="float">
            <text:p>40.3103136287</text:p>
          </table:table-cell>
          <table:table-cell office:value-type="float" office:value="30.1900837686" calcext:value-type="float">
            <text:p>30.1900837686</text:p>
          </table:table-cell>
          <table:table-cell office:value-type="float" office:value="41.7605342338" calcext:value-type="float">
            <text:p>41.7605342338</text:p>
          </table:table-cell>
          <table:table-cell office:value-type="float" office:value="36.4589875622" calcext:value-type="float">
            <text:p>36.4589875622</text:p>
          </table:table-cell>
          <table:table-cell office:value-type="float" office:value="31.4990227477" calcext:value-type="float">
            <text:p>31.4990227477</text:p>
          </table:table-cell>
          <table:table-cell office:value-type="float" office:value="48.8150458666" calcext:value-type="float">
            <text:p>48.8150458666</text:p>
          </table:table-cell>
          <table:table-cell office:value-type="float" office:value="42.8011763529" calcext:value-type="float">
            <text:p>42.8011763529</text:p>
          </table:table-cell>
          <table:table-cell office:value-type="float" office:value="44.1851770931" calcext:value-type="float">
            <text:p>44.1851770931</text:p>
          </table:table-cell>
          <table:table-cell office:value-type="float" office:value="39.367481495" calcext:value-type="float">
            <text:p>39.367481495</text:p>
          </table:table-cell>
          <table:table-cell office:value-type="float" office:value="50.7172712955" calcext:value-type="float">
            <text:p>50.7172712955</text:p>
          </table:table-cell>
          <table:table-cell office:value-type="float" office:value="54.0473820376" calcext:value-type="float">
            <text:p>54.0473820376</text:p>
          </table:table-cell>
          <table:table-cell office:value-type="float" office:value="53.5763110382" calcext:value-type="float">
            <text:p>53.5763110382</text:p>
          </table:table-cell>
          <table:table-cell office:value-type="float" office:value="40.9089759299" calcext:value-type="float">
            <text:p>40.9089759299</text:p>
          </table:table-cell>
          <table:table-cell office:value-type="float" office:value="28.2916702464" calcext:value-type="float">
            <text:p>28.2916702464</text:p>
          </table:table-cell>
          <table:table-cell office:value-type="float" office:value="36.8392113116" calcext:value-type="float">
            <text:p>36.8392113116</text:p>
          </table:table-cell>
          <table:table-cell office:value-type="float" office:value="56.9874781575" calcext:value-type="float">
            <text:p>56.9874781575</text:p>
          </table:table-cell>
          <table:table-cell office:value-type="float" office:value="53.6769487477" calcext:value-type="float">
            <text:p>53.6769487477</text:p>
          </table:table-cell>
          <table:table-cell office:value-type="float" office:value="54.1749865395" calcext:value-type="float">
            <text:p>54.1749865395</text:p>
          </table:table-cell>
          <table:table-cell office:value-type="float" office:value="42.9659918104" calcext:value-type="float">
            <text:p>42.9659918104</text:p>
          </table:table-cell>
          <table:table-cell office:value-type="float" office:value="40.1652763111" calcext:value-type="float">
            <text:p>40.1652763111</text:p>
          </table:table-cell>
          <table:table-cell office:value-type="float" office:value="38.8910865683" calcext:value-type="float">
            <text:p>38.8910865683</text:p>
          </table:table-cell>
          <table:table-cell office:value-type="float" office:value="53.3295493769" calcext:value-type="float">
            <text:p>53.3295493769</text:p>
          </table:table-cell>
          <table:table-cell office:value-type="float" office:value="43.7670262252" calcext:value-type="float">
            <text:p>43.767026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16]/[.B9]" office:value-type="float" office:value="0.958408970695762" calcext:value-type="float">
            <text:p>0.9584089707</text:p>
          </table:table-cell>
          <table:table-cell table:formula="of:=[.B16]/[.C9]" office:value-type="float" office:value="1.77161186698071" calcext:value-type="float">
            <text:p>1.771611867</text:p>
          </table:table-cell>
          <table:table-cell table:formula="of:=[.B16]/[.D9]" office:value-type="float" office:value="3.10191625944358" calcext:value-type="float">
            <text:p>3.1019162594</text:p>
          </table:table-cell>
          <table:table-cell table:formula="of:=[.B16]/[.E9]" office:value-type="float" office:value="4.43881545043814" calcext:value-type="float">
            <text:p>4.4388154504</text:p>
          </table:table-cell>
          <table:table-cell table:formula="of:=[.B16]/[.F9]" office:value-type="float" office:value="5.86039049951613" calcext:value-type="float">
            <text:p>5.8603904995</text:p>
          </table:table-cell>
          <table:table-cell table:formula="of:=[.B16]/[.G9]" office:value-type="float" office:value="6.84634832267506" calcext:value-type="float">
            <text:p>6.8463483227</text:p>
          </table:table-cell>
          <table:table-cell table:formula="of:=[.B16]/[.H9]" office:value-type="float" office:value="7.44212022122612" calcext:value-type="float">
            <text:p>7.4421202212</text:p>
          </table:table-cell>
          <table:table-cell table:formula="of:=[.B16]/[.I9]" office:value-type="float" office:value="8.27848840272575" calcext:value-type="float">
            <text:p>8.2784884027</text:p>
          </table:table-cell>
          <table:table-cell table:formula="of:=[.B16]/[.J9]" office:value-type="float" office:value="8.7136863502793" calcext:value-type="float">
            <text:p>8.7136863503</text:p>
          </table:table-cell>
          <table:table-cell table:formula="of:=[.B16]/[.K9]" office:value-type="float" office:value="8.96485450164577" calcext:value-type="float">
            <text:p>8.9648545016</text:p>
          </table:table-cell>
          <table:table-cell table:formula="of:=[.B16]/[.L9]" office:value-type="float" office:value="9.43645834682032" calcext:value-type="float">
            <text:p>9.4364583468</text:p>
          </table:table-cell>
          <table:table-cell table:formula="of:=[.B16]/[.M9]" office:value-type="float" office:value="9.64842259982884" calcext:value-type="float">
            <text:p>9.6484225998</text:p>
          </table:table-cell>
          <table:table-cell table:formula="of:=[.B16]/[.N9]" office:value-type="float" office:value="9.83919763812814" calcext:value-type="float">
            <text:p>9.8391976381</text:p>
          </table:table-cell>
          <table:table-cell table:formula="of:=[.B16]/[.O9]" office:value-type="float" office:value="9.71599987437625" calcext:value-type="float">
            <text:p>9.7159998744</text:p>
          </table:table-cell>
          <table:table-cell table:formula="of:=[.B16]/[.P9]" office:value-type="float" office:value="10.0295111622972" calcext:value-type="float">
            <text:p>10.0295111623</text:p>
          </table:table-cell>
          <table:table-cell table:formula="of:=[.B16]/[.Q9]" office:value-type="float" office:value="9.93094662926548" calcext:value-type="float">
            <text:p>9.9309466293</text:p>
          </table:table-cell>
          <table:table-cell table:formula="of:=[.B16]/[.R9]" office:value-type="float" office:value="10.2269650616726" calcext:value-type="float">
            <text:p>10.2269650617</text:p>
          </table:table-cell>
          <table:table-cell table:formula="of:=[.B16]/[.S9]" office:value-type="float" office:value="10.262196025062" calcext:value-type="float">
            <text:p>10.2621960251</text:p>
          </table:table-cell>
          <table:table-cell table:formula="of:=[.B16]/[.T9]" office:value-type="float" office:value="10.2823886589477" calcext:value-type="float">
            <text:p>10.2823886589</text:p>
          </table:table-cell>
          <table:table-cell table:formula="of:=[.B16]/[.U9]" office:value-type="float" office:value="10.2288619690176" calcext:value-type="float">
            <text:p>10.228861969</text:p>
          </table:table-cell>
          <table:table-cell table:formula="of:=[.B16]/[.V9]" office:value-type="float" office:value="10.2157867322253" calcext:value-type="float">
            <text:p>10.2157867322</text:p>
          </table:table-cell>
          <table:table-cell table:formula="of:=[.B16]/[.W9]" office:value-type="float" office:value="10.2104317459889" calcext:value-type="float">
            <text:p>10.210431746</text:p>
          </table:table-cell>
          <table:table-cell table:formula="of:=[.B16]/[.X9]" office:value-type="float" office:value="10.1230381244919" calcext:value-type="float">
            <text:p>10.1230381245</text:p>
          </table:table-cell>
          <table:table-cell table:formula="of:=[.B16]/[.Y9]" office:value-type="float" office:value="10.2259710673187" calcext:value-type="float">
            <text:p>10.2259710673</text:p>
          </table:table-cell>
          <table:table-cell table:formula="of:=[.B16]/[.Z9]" office:value-type="float" office:value="10.2030008858609" calcext:value-type="float">
            <text:p>10.2030008859</text:p>
          </table:table-cell>
          <table:table-cell table:formula="of:=[.B16]/[.AA9]" office:value-type="float" office:value="10.1115110295968" calcext:value-type="float">
            <text:p>10.1115110296</text:p>
          </table:table-cell>
          <table:table-cell table:formula="of:=[.B16]/[.AB9]" office:value-type="float" office:value="10.2724169041895" calcext:value-type="float">
            <text:p>10.2724169042</text:p>
          </table:table-cell>
          <table:table-cell table:formula="of:=[.B16]/[.AC9]" office:value-type="float" office:value="10.0711331044517" calcext:value-type="float">
            <text:p>10.0711331045</text:p>
          </table:table-cell>
          <table:table-cell table:formula="of:=[.B16]/[.AD9]" office:value-type="float" office:value="10.0693916264642" calcext:value-type="float">
            <text:p>10.0693916265</text:p>
          </table:table-cell>
          <table:table-cell table:formula="of:=[.B16]/[.AE9]" office:value-type="float" office:value="9.91657890493677" calcext:value-type="float">
            <text:p>9.9165789049</text:p>
          </table:table-cell>
          <table:table-cell table:formula="of:=[.B16]/[.AF9]" office:value-type="float" office:value="9.79680702443952" calcext:value-type="float">
            <text:p>9.7968070244</text:p>
          </table:table-cell>
          <table:table-cell table:formula="of:=[.B16]/[.AG9]" office:value-type="float" office:value="9.65759422433467" calcext:value-type="float">
            <text:p>9.6575942243</text:p>
          </table:table-cell>
          <table:table-cell table:formula="of:=[.B16]/[.AH9]" office:value-type="float" office:value="9.49016036854101" calcext:value-type="float">
            <text:p>9.4901603685</text:p>
          </table:table-cell>
          <table:table-cell table:formula="of:=[.B16]/[.AI9]" office:value-type="float" office:value="9.48571651301709" calcext:value-type="float">
            <text:p>9.485716513</text:p>
          </table:table-cell>
          <table:table-cell table:formula="of:=[.B16]/[.AJ9]" office:value-type="float" office:value="9.39767030572642" calcext:value-type="float">
            <text:p>9.3976703057</text:p>
          </table:table-cell>
          <table:table-cell table:formula="of:=[.B16]/[.AK9]" office:value-type="float" office:value="9.25458122607054" calcext:value-type="float">
            <text:p>9.2545812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13]/[.B1]" office:value-type="float" office:value="0.958408970695762" calcext:value-type="float">
            <text:p>0.9584089707</text:p>
          </table:table-cell>
          <table:table-cell table:formula="of:=[.C13]/[.C1]" office:value-type="float" office:value="0.885805933490357" calcext:value-type="float">
            <text:p>0.8858059335</text:p>
          </table:table-cell>
          <table:table-cell table:formula="of:=[.D13]/[.D1]" office:value-type="float" office:value="1.03397208648119" calcext:value-type="float">
            <text:p>1.0339720865</text:p>
          </table:table-cell>
          <table:table-cell table:formula="of:=[.E13]/[.E1]" office:value-type="float" office:value="1.10970386260953" calcext:value-type="float">
            <text:p>1.1097038626</text:p>
          </table:table-cell>
          <table:table-cell table:formula="of:=[.F13]/[.F1]" office:value-type="float" office:value="1.17207809990323" calcext:value-type="float">
            <text:p>1.1720780999</text:p>
          </table:table-cell>
          <table:table-cell table:formula="of:=[.G13]/[.G1]" office:value-type="float" office:value="1.14105805377918" calcext:value-type="float">
            <text:p>1.1410580538</text:p>
          </table:table-cell>
          <table:table-cell table:formula="of:=[.H13]/[.H1]" office:value-type="float" office:value="1.06316003160373" calcext:value-type="float">
            <text:p>1.0631600316</text:p>
          </table:table-cell>
          <table:table-cell table:formula="of:=[.I13]/[.I1]" office:value-type="float" office:value="1.03481105034072" calcext:value-type="float">
            <text:p>1.0348110503</text:p>
          </table:table-cell>
          <table:table-cell table:formula="of:=[.J13]/[.J1]" office:value-type="float" office:value="0.968187372253256" calcext:value-type="float">
            <text:p>0.9681873723</text:p>
          </table:table-cell>
          <table:table-cell table:formula="of:=[.K13]/[.K1]" office:value-type="float" office:value="0.896485450164577" calcext:value-type="float">
            <text:p>0.8964854502</text:p>
          </table:table-cell>
          <table:table-cell table:formula="of:=[.L13]/[.L1]" office:value-type="float" office:value="0.857859849710938" calcext:value-type="float">
            <text:p>0.8578598497</text:p>
          </table:table-cell>
          <table:table-cell table:formula="of:=[.M13]/[.M1]" office:value-type="float" office:value="0.804035216652403" calcext:value-type="float">
            <text:p>0.8040352167</text:p>
          </table:table-cell>
          <table:table-cell table:formula="of:=[.N13]/[.N1]" office:value-type="float" office:value="0.756861356779088" calcext:value-type="float">
            <text:p>0.7568613568</text:p>
          </table:table-cell>
          <table:table-cell table:formula="of:=[.O13]/[.O1]" office:value-type="float" office:value="0.693999991026875" calcext:value-type="float">
            <text:p>0.693999991</text:p>
          </table:table-cell>
          <table:table-cell table:formula="of:=[.P13]/[.P1]" office:value-type="float" office:value="0.668634077486483" calcext:value-type="float">
            <text:p>0.6686340775</text:p>
          </table:table-cell>
          <table:table-cell table:formula="of:=[.Q13]/[.Q1]" office:value-type="float" office:value="0.620684164329092" calcext:value-type="float">
            <text:p>0.6206841643</text:p>
          </table:table-cell>
          <table:table-cell table:formula="of:=[.R13]/[.R1]" office:value-type="float" office:value="0.601586180098388" calcext:value-type="float">
            <text:p>0.6015861801</text:p>
          </table:table-cell>
          <table:table-cell table:formula="of:=[.S13]/[.S1]" office:value-type="float" office:value="0.570122001392334" calcext:value-type="float">
            <text:p>0.5701220014</text:p>
          </table:table-cell>
          <table:table-cell table:formula="of:=[.T13]/[.T1]" office:value-type="float" office:value="0.541178350470934" calcext:value-type="float">
            <text:p>0.5411783505</text:p>
          </table:table-cell>
          <table:table-cell table:formula="of:=[.U13]/[.U1]" office:value-type="float" office:value="0.51144309845088" calcext:value-type="float">
            <text:p>0.5114430985</text:p>
          </table:table-cell>
          <table:table-cell table:formula="of:=[.V13]/[.V1]" office:value-type="float" office:value="0.486466034867873" calcext:value-type="float">
            <text:p>0.4864660349</text:p>
          </table:table-cell>
          <table:table-cell table:formula="of:=[.W13]/[.W1]" office:value-type="float" office:value="0.464110533908585" calcext:value-type="float">
            <text:p>0.4641105339</text:p>
          </table:table-cell>
          <table:table-cell table:formula="of:=[.X13]/[.X1]" office:value-type="float" office:value="0.440132092369212" calcext:value-type="float">
            <text:p>0.4401320924</text:p>
          </table:table-cell>
          <table:table-cell table:formula="of:=[.Y13]/[.Y1]" office:value-type="float" office:value="0.426082127804944" calcext:value-type="float">
            <text:p>0.4260821278</text:p>
          </table:table-cell>
          <table:table-cell table:formula="of:=[.Z13]/[.Z1]" office:value-type="float" office:value="0.408120035434438" calcext:value-type="float">
            <text:p>0.4081200354</text:p>
          </table:table-cell>
          <table:table-cell table:formula="of:=[.AA13]/[.AA1]" office:value-type="float" office:value="0.388904270369107" calcext:value-type="float">
            <text:p>0.3889042704</text:p>
          </table:table-cell>
          <table:table-cell table:formula="of:=[.AB13]/[.AB1]" office:value-type="float" office:value="0.380459885340352" calcext:value-type="float">
            <text:p>0.3804598853</text:p>
          </table:table-cell>
          <table:table-cell table:formula="of:=[.AC13]/[.AC1]" office:value-type="float" office:value="0.359683325158989" calcext:value-type="float">
            <text:p>0.3596833252</text:p>
          </table:table-cell>
          <table:table-cell table:formula="of:=[.AD13]/[.AD1]" office:value-type="float" office:value="0.347220400912559" calcext:value-type="float">
            <text:p>0.3472204009</text:p>
          </table:table-cell>
          <table:table-cell table:formula="of:=[.AE13]/[.AE1]" office:value-type="float" office:value="0.330552630164559" calcext:value-type="float">
            <text:p>0.3305526302</text:p>
          </table:table-cell>
          <table:table-cell table:formula="of:=[.AF13]/[.AF1]" office:value-type="float" office:value="0.316026033046436" calcext:value-type="float">
            <text:p>0.316026033</text:p>
          </table:table-cell>
          <table:table-cell table:formula="of:=[.AG13]/[.AG1]" office:value-type="float" office:value="0.301799819510458" calcext:value-type="float">
            <text:p>0.3017998195</text:p>
          </table:table-cell>
          <table:table-cell table:formula="of:=[.AH13]/[.AH1]" office:value-type="float" office:value="0.287580617228515" calcext:value-type="float">
            <text:p>0.2875806172</text:p>
          </table:table-cell>
          <table:table-cell table:formula="of:=[.AI13]/[.AI1]" office:value-type="float" office:value="0.278991662147561" calcext:value-type="float">
            <text:p>0.2789916621</text:p>
          </table:table-cell>
          <table:table-cell table:formula="of:=[.AJ13]/[.AJ1]" office:value-type="float" office:value="0.268504865877898" calcext:value-type="float">
            <text:p>0.2685048659</text:p>
          </table:table-cell>
          <table:table-cell table:formula="of:=[.AK13]/[.AK1]" office:value-type="float" office:value="0.257071700724182" calcext:value-type="float">
            <text:p>0.2570717007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9023.22595" calcext:value-type="float">
            <text:p>9023.2259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1:16:06.7755329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21:30.616905775</dc:date>
    <meta:editing-duration>PT33M14S</meta:editing-duration>
    <meta:editing-cycles>11</meta:editing-cycles>
    <meta:generator>LibreOffice/5.1.4.2$Linux_X86_64 LibreOffice_project/10m0$Build-2</meta:generator>
    <meta:document-statistic meta:table-count="1" meta:cell-count="5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B1:all.AK2 all.A1:all.A2 all.A9:all.AK9" chart:data-source-has-labels="both" svg:x="1.471cm" svg:y="0.255cm" svg:width="18.295cm" svg:height="12.267cm">
          <chartooo:coordinate-region svg:x="2.463cm" svg:y="0.455cm" svg:width="16.931cm" svg:height="11.42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2:all.AK2" chart:label-cell-address="all.A2:all.A2" chart:class="chart:line">
            <chart:data-point chart:repeated="36"/>
          </chart:series>
          <chart:series chart:style-name="ch10" chart:values-cell-range-address="all.B9:all.AK9" chart:label-cell-address="all.A9:all.A9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9981.2897">
                <text:p>9981.2897</text:p>
                <draw:g>
                  <svg:desc>all.B2:all.AK2</svg:desc>
                </draw:g>
              </table:table-cell>
              <table:table-cell office:value-type="float" office:value="5088.9880476191">
                <text:p>5088.9880476191</text:p>
              </table:table-cell>
              <table:table-cell office:value-type="float" office:value="3653.8871904762">
                <text:p>3653.8871904762</text:p>
              </table:table-cell>
              <table:table-cell office:value-type="float" office:value="2681.8311904762">
                <text:p>2681.8311904762</text:p>
              </table:table-cell>
              <table:table-cell office:value-type="float" office:value="2234.8892857143">
                <text:p>2234.8892857143</text:p>
              </table:table-cell>
              <table:table-cell office:value-type="float" office:value="1852.3138571429">
                <text:p>1852.3138571429</text:p>
              </table:table-cell>
              <table:table-cell office:value-type="float" office:value="1644.6863809524">
                <text:p>1644.6863809524</text:p>
              </table:table-cell>
              <table:table-cell office:value-type="float" office:value="1436.9132857143">
                <text:p>1436.9132857143</text:p>
              </table:table-cell>
              <table:table-cell office:value-type="float" office:value="1304.3418571429">
                <text:p>1304.3418571429</text:p>
              </table:table-cell>
              <table:table-cell office:value-type="float" office:value="1195.9778095238">
                <text:p>1195.9778095238</text:p>
              </table:table-cell>
              <table:table-cell office:value-type="float" office:value="1122.1593333333">
                <text:p>1122.1593333333</text:p>
              </table:table-cell>
              <table:table-cell office:value-type="float" office:value="1057.0430476191">
                <text:p>1057.0430476191</text:p>
              </table:table-cell>
              <table:table-cell office:value-type="float" office:value="1010.2539047619">
                <text:p>1010.2539047619</text:p>
              </table:table-cell>
              <table:table-cell office:value-type="float" office:value="958.2317619048">
                <text:p>958.2317619048</text:p>
              </table:table-cell>
              <table:table-cell office:value-type="float" office:value="940.1396666667">
                <text:p>940.1396666667</text:p>
              </table:table-cell>
              <table:table-cell office:value-type="float" office:value="894.4820952381">
                <text:p>894.4820952381</text:p>
              </table:table-cell>
              <table:table-cell office:value-type="float" office:value="875.3363809524">
                <text:p>875.3363809524</text:p>
              </table:table-cell>
              <table:table-cell office:value-type="float" office:value="840.4222380952">
                <text:p>840.4222380952</text:p>
              </table:table-cell>
              <table:table-cell office:value-type="float" office:value="810.1634761905">
                <text:p>810.1634761905</text:p>
              </table:table-cell>
              <table:table-cell office:value-type="float" office:value="766.8498571429">
                <text:p>766.8498571429</text:p>
              </table:table-cell>
              <table:table-cell office:value-type="float" office:value="768.2364761905">
                <text:p>768.2364761905</text:p>
              </table:table-cell>
              <table:table-cell office:value-type="float" office:value="730.6211904762">
                <text:p>730.6211904762</text:p>
              </table:table-cell>
              <table:table-cell office:value-type="float" office:value="722.2327619048">
                <text:p>722.2327619048</text:p>
              </table:table-cell>
              <table:table-cell office:value-type="float" office:value="704.7267619048">
                <text:p>704.7267619048</text:p>
              </table:table-cell>
              <table:table-cell office:value-type="float" office:value="693.6717142857">
                <text:p>693.6717142857</text:p>
              </table:table-cell>
              <table:table-cell office:value-type="float" office:value="672.5551428571">
                <text:p>672.5551428571</text:p>
              </table:table-cell>
              <table:table-cell office:value-type="float" office:value="658.861">
                <text:p>658.861</text:p>
              </table:table-cell>
              <table:table-cell office:value-type="float" office:value="652.9876666667">
                <text:p>652.9876666667</text:p>
              </table:table-cell>
              <table:table-cell office:value-type="float" office:value="657.014">
                <text:p>657.014</text:p>
              </table:table-cell>
              <table:table-cell office:value-type="float" office:value="644.6453333333">
                <text:p>644.6453333333</text:p>
              </table:table-cell>
              <table:table-cell office:value-type="float" office:value="634.931">
                <text:p>634.931</text:p>
              </table:table-cell>
              <table:table-cell office:value-type="float" office:value="628.345047619">
                <text:p>628.345047619</text:p>
              </table:table-cell>
              <table:table-cell office:value-type="float" office:value="628.8245238095">
                <text:p>628.8245238095</text:p>
              </table:table-cell>
              <table:table-cell office:value-type="float" office:value="627.1228571429">
                <text:p>627.1228571429</text:p>
              </table:table-cell>
              <table:table-cell office:value-type="float" office:value="629.2685238095">
                <text:p>629.2685238095</text:p>
              </table:table-cell>
              <table:table-cell office:value-type="float" office:value="626.1415714286">
                <text:p>626.1415714286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9414.79705">
                <text:p>9414.79705</text:p>
                <draw:g>
                  <svg:desc>all.B9:all.AK9</svg:desc>
                </draw:g>
              </table:table-cell>
              <table:table-cell office:value-type="float" office:value="5093.2295714286">
                <text:p>5093.2295714286</text:p>
              </table:table-cell>
              <table:table-cell office:value-type="float" office:value="2908.9199047619">
                <text:p>2908.9199047619</text:p>
              </table:table-cell>
              <table:table-cell office:value-type="float" office:value="2032.8004285714">
                <text:p>2032.8004285714</text:p>
              </table:table-cell>
              <table:table-cell office:value-type="float" office:value="1539.6970476191">
                <text:p>1539.6970476191</text:p>
              </table:table-cell>
              <table:table-cell office:value-type="float" office:value="1317.9618571429">
                <text:p>1317.9618571429</text:p>
              </table:table-cell>
              <table:table-cell office:value-type="float" office:value="1212.4536666667">
                <text:p>1212.4536666667</text:p>
              </table:table-cell>
              <table:table-cell office:value-type="float" office:value="1089.9605714286">
                <text:p>1089.9605714286</text:p>
              </table:table-cell>
              <table:table-cell office:value-type="float" office:value="1035.5233809524">
                <text:p>1035.5233809524</text:p>
              </table:table-cell>
              <table:table-cell office:value-type="float" office:value="1006.5111428572">
                <text:p>1006.5111428572</text:p>
              </table:table-cell>
              <table:table-cell office:value-type="float" office:value="956.208952381">
                <text:p>956.208952381</text:p>
              </table:table-cell>
              <table:table-cell office:value-type="float" office:value="935.2021904762">
                <text:p>935.2021904762</text:p>
              </table:table-cell>
              <table:table-cell office:value-type="float" office:value="917.0692857143">
                <text:p>917.0692857143</text:p>
              </table:table-cell>
              <table:table-cell office:value-type="float" office:value="928.6976190476">
                <text:p>928.6976190476</text:p>
              </table:table-cell>
              <table:table-cell office:value-type="float" office:value="899.6675714286">
                <text:p>899.6675714286</text:p>
              </table:table-cell>
              <table:table-cell office:value-type="float" office:value="908.5967619048">
                <text:p>908.5967619048</text:p>
              </table:table-cell>
              <table:table-cell office:value-type="float" office:value="882.2975238095">
                <text:p>882.2975238095</text:p>
              </table:table-cell>
              <table:table-cell office:value-type="float" office:value="879.2685238095">
                <text:p>879.2685238095</text:p>
              </table:table-cell>
              <table:table-cell office:value-type="float" office:value="877.5418095238">
                <text:p>877.5418095238</text:p>
              </table:table-cell>
              <table:table-cell office:value-type="float" office:value="882.1339047619">
                <text:p>882.1339047619</text:p>
              </table:table-cell>
              <table:table-cell office:value-type="float" office:value="883.262952381">
                <text:p>883.262952381</text:p>
              </table:table-cell>
              <table:table-cell office:value-type="float" office:value="883.7261904762">
                <text:p>883.7261904762</text:p>
              </table:table-cell>
              <table:table-cell office:value-type="float" office:value="891.3555238095">
                <text:p>891.3555238095</text:p>
              </table:table-cell>
              <table:table-cell office:value-type="float" office:value="882.3832857143">
                <text:p>882.3832857143</text:p>
              </table:table-cell>
              <table:table-cell office:value-type="float" office:value="884.3698095238">
                <text:p>884.3698095238</text:p>
              </table:table-cell>
              <table:table-cell office:value-type="float" office:value="892.3716666667">
                <text:p>892.3716666667</text:p>
              </table:table-cell>
              <table:table-cell office:value-type="float" office:value="878.3936666667">
                <text:p>878.3936666667</text:p>
              </table:table-cell>
              <table:table-cell office:value-type="float" office:value="895.9494285714">
                <text:p>895.9494285714</text:p>
              </table:table-cell>
              <table:table-cell office:value-type="float" office:value="896.1043809524">
                <text:p>896.1043809524</text:p>
              </table:table-cell>
              <table:table-cell office:value-type="float" office:value="909.9131904762">
                <text:p>909.9131904762</text:p>
              </table:table-cell>
              <table:table-cell office:value-type="float" office:value="921.0374285714">
                <text:p>921.0374285714</text:p>
              </table:table-cell>
              <table:table-cell office:value-type="float" office:value="934.314047619">
                <text:p>934.314047619</text:p>
              </table:table-cell>
              <table:table-cell office:value-type="float" office:value="950.798047619">
                <text:p>950.798047619</text:p>
              </table:table-cell>
              <table:table-cell office:value-type="float" office:value="951.2434761905">
                <text:p>951.2434761905</text:p>
              </table:table-cell>
              <table:table-cell office:value-type="float" office:value="960.1556190476">
                <text:p>960.1556190476</text:p>
              </table:table-cell>
              <table:table-cell office:value-type="float" office:value="975.001">
                <text:p>975.001</text:p>
              </table:table-cell>
            </table:table-row>
            <table:table-row>
              <table:table-cell office:value-type="string">
                <text:p>cilk2_avg</text:p>
                <draw:g>
                  <svg:desc>all.A2:all.A2</svg:desc>
                </draw:g>
              </table:table-cell>
              <table:table-cell office:value-type="float" office:value="9981.2897">
                <text:p>9981.2897</text:p>
                <draw:g>
                  <svg:desc>all.B2:all.AK2</svg:desc>
                </draw:g>
              </table:table-cell>
              <table:table-cell office:value-type="float" office:value="5088.9880476191">
                <text:p>5088.9880476191</text:p>
              </table:table-cell>
              <table:table-cell office:value-type="float" office:value="3653.8871904762">
                <text:p>3653.8871904762</text:p>
              </table:table-cell>
              <table:table-cell office:value-type="float" office:value="2681.8311904762">
                <text:p>2681.8311904762</text:p>
              </table:table-cell>
              <table:table-cell office:value-type="float" office:value="2234.8892857143">
                <text:p>2234.8892857143</text:p>
              </table:table-cell>
              <table:table-cell office:value-type="float" office:value="1852.3138571429">
                <text:p>1852.3138571429</text:p>
              </table:table-cell>
              <table:table-cell office:value-type="float" office:value="1644.6863809524">
                <text:p>1644.6863809524</text:p>
              </table:table-cell>
              <table:table-cell office:value-type="float" office:value="1436.9132857143">
                <text:p>1436.9132857143</text:p>
              </table:table-cell>
              <table:table-cell office:value-type="float" office:value="1304.3418571429">
                <text:p>1304.3418571429</text:p>
              </table:table-cell>
              <table:table-cell office:value-type="float" office:value="1195.9778095238">
                <text:p>1195.9778095238</text:p>
              </table:table-cell>
              <table:table-cell office:value-type="float" office:value="1122.1593333333">
                <text:p>1122.1593333333</text:p>
              </table:table-cell>
              <table:table-cell office:value-type="float" office:value="1057.0430476191">
                <text:p>1057.0430476191</text:p>
              </table:table-cell>
              <table:table-cell office:value-type="float" office:value="1010.2539047619">
                <text:p>1010.2539047619</text:p>
              </table:table-cell>
              <table:table-cell office:value-type="float" office:value="958.2317619048">
                <text:p>958.2317619048</text:p>
              </table:table-cell>
              <table:table-cell office:value-type="float" office:value="940.1396666667">
                <text:p>940.1396666667</text:p>
              </table:table-cell>
              <table:table-cell office:value-type="float" office:value="894.4820952381">
                <text:p>894.4820952381</text:p>
              </table:table-cell>
              <table:table-cell office:value-type="float" office:value="875.3363809524">
                <text:p>875.3363809524</text:p>
              </table:table-cell>
              <table:table-cell office:value-type="float" office:value="840.4222380952">
                <text:p>840.4222380952</text:p>
              </table:table-cell>
              <table:table-cell office:value-type="float" office:value="810.1634761905">
                <text:p>810.1634761905</text:p>
              </table:table-cell>
              <table:table-cell office:value-type="float" office:value="766.8498571429">
                <text:p>766.8498571429</text:p>
              </table:table-cell>
              <table:table-cell office:value-type="float" office:value="768.2364761905">
                <text:p>768.2364761905</text:p>
              </table:table-cell>
              <table:table-cell office:value-type="float" office:value="730.6211904762">
                <text:p>730.6211904762</text:p>
              </table:table-cell>
              <table:table-cell office:value-type="float" office:value="722.2327619048">
                <text:p>722.2327619048</text:p>
              </table:table-cell>
              <table:table-cell office:value-type="float" office:value="704.7267619048">
                <text:p>704.7267619048</text:p>
              </table:table-cell>
              <table:table-cell office:value-type="float" office:value="693.6717142857">
                <text:p>693.6717142857</text:p>
              </table:table-cell>
              <table:table-cell office:value-type="float" office:value="672.5551428571">
                <text:p>672.5551428571</text:p>
              </table:table-cell>
              <table:table-cell office:value-type="float" office:value="658.861">
                <text:p>658.861</text:p>
              </table:table-cell>
              <table:table-cell office:value-type="float" office:value="652.9876666667">
                <text:p>652.9876666667</text:p>
              </table:table-cell>
              <table:table-cell office:value-type="float" office:value="657.014">
                <text:p>657.014</text:p>
              </table:table-cell>
              <table:table-cell office:value-type="float" office:value="644.6453333333">
                <text:p>644.6453333333</text:p>
              </table:table-cell>
              <table:table-cell office:value-type="float" office:value="634.931">
                <text:p>634.931</text:p>
              </table:table-cell>
              <table:table-cell office:value-type="float" office:value="628.345047619">
                <text:p>628.345047619</text:p>
              </table:table-cell>
              <table:table-cell office:value-type="float" office:value="628.8245238095">
                <text:p>628.8245238095</text:p>
              </table:table-cell>
              <table:table-cell office:value-type="float" office:value="627.1228571429">
                <text:p>627.1228571429</text:p>
              </table:table-cell>
              <table:table-cell office:value-type="float" office:value="629.2685238095">
                <text:p>629.2685238095</text:p>
              </table:table-cell>
              <table:table-cell office:value-type="float" office:value="626.1415714286">
                <text:p>626.1415714286</text:p>
              </table:table-cell>
            </table:table-row>
            <table:table-row>
              <table:table-cell office:value-type="string">
                <text:p>omp_avg</text:p>
                <draw:g>
                  <svg:desc>all.A9:all.A9</svg:desc>
                </draw:g>
              </table:table-cell>
              <table:table-cell office:value-type="float" office:value="9414.79705">
                <text:p>9414.79705</text:p>
                <draw:g>
                  <svg:desc>all.B9:all.AK9</svg:desc>
                </draw:g>
              </table:table-cell>
              <table:table-cell office:value-type="float" office:value="5093.2295714286">
                <text:p>5093.2295714286</text:p>
              </table:table-cell>
              <table:table-cell office:value-type="float" office:value="2908.9199047619">
                <text:p>2908.9199047619</text:p>
              </table:table-cell>
              <table:table-cell office:value-type="float" office:value="2032.8004285714">
                <text:p>2032.8004285714</text:p>
              </table:table-cell>
              <table:table-cell office:value-type="float" office:value="1539.6970476191">
                <text:p>1539.6970476191</text:p>
              </table:table-cell>
              <table:table-cell office:value-type="float" office:value="1317.9618571429">
                <text:p>1317.9618571429</text:p>
              </table:table-cell>
              <table:table-cell office:value-type="float" office:value="1212.4536666667">
                <text:p>1212.4536666667</text:p>
              </table:table-cell>
              <table:table-cell office:value-type="float" office:value="1089.9605714286">
                <text:p>1089.9605714286</text:p>
              </table:table-cell>
              <table:table-cell office:value-type="float" office:value="1035.5233809524">
                <text:p>1035.5233809524</text:p>
              </table:table-cell>
              <table:table-cell office:value-type="float" office:value="1006.5111428572">
                <text:p>1006.5111428572</text:p>
              </table:table-cell>
              <table:table-cell office:value-type="float" office:value="956.208952381">
                <text:p>956.208952381</text:p>
              </table:table-cell>
              <table:table-cell office:value-type="float" office:value="935.2021904762">
                <text:p>935.2021904762</text:p>
              </table:table-cell>
              <table:table-cell office:value-type="float" office:value="917.0692857143">
                <text:p>917.0692857143</text:p>
              </table:table-cell>
              <table:table-cell office:value-type="float" office:value="928.6976190476">
                <text:p>928.6976190476</text:p>
              </table:table-cell>
              <table:table-cell office:value-type="float" office:value="899.6675714286">
                <text:p>899.6675714286</text:p>
              </table:table-cell>
              <table:table-cell office:value-type="float" office:value="908.5967619048">
                <text:p>908.5967619048</text:p>
              </table:table-cell>
              <table:table-cell office:value-type="float" office:value="882.2975238095">
                <text:p>882.2975238095</text:p>
              </table:table-cell>
              <table:table-cell office:value-type="float" office:value="879.2685238095">
                <text:p>879.2685238095</text:p>
              </table:table-cell>
              <table:table-cell office:value-type="float" office:value="877.5418095238">
                <text:p>877.5418095238</text:p>
              </table:table-cell>
              <table:table-cell office:value-type="float" office:value="882.1339047619">
                <text:p>882.1339047619</text:p>
              </table:table-cell>
              <table:table-cell office:value-type="float" office:value="883.262952381">
                <text:p>883.262952381</text:p>
              </table:table-cell>
              <table:table-cell office:value-type="float" office:value="883.7261904762">
                <text:p>883.7261904762</text:p>
              </table:table-cell>
              <table:table-cell office:value-type="float" office:value="891.3555238095">
                <text:p>891.3555238095</text:p>
              </table:table-cell>
              <table:table-cell office:value-type="float" office:value="882.3832857143">
                <text:p>882.3832857143</text:p>
              </table:table-cell>
              <table:table-cell office:value-type="float" office:value="884.3698095238">
                <text:p>884.3698095238</text:p>
              </table:table-cell>
              <table:table-cell office:value-type="float" office:value="892.3716666667">
                <text:p>892.3716666667</text:p>
              </table:table-cell>
              <table:table-cell office:value-type="float" office:value="878.3936666667">
                <text:p>878.3936666667</text:p>
              </table:table-cell>
              <table:table-cell office:value-type="float" office:value="895.9494285714">
                <text:p>895.9494285714</text:p>
              </table:table-cell>
              <table:table-cell office:value-type="float" office:value="896.1043809524">
                <text:p>896.1043809524</text:p>
              </table:table-cell>
              <table:table-cell office:value-type="float" office:value="909.9131904762">
                <text:p>909.9131904762</text:p>
              </table:table-cell>
              <table:table-cell office:value-type="float" office:value="921.0374285714">
                <text:p>921.0374285714</text:p>
              </table:table-cell>
              <table:table-cell office:value-type="float" office:value="934.314047619">
                <text:p>934.314047619</text:p>
              </table:table-cell>
              <table:table-cell office:value-type="float" office:value="950.798047619">
                <text:p>950.798047619</text:p>
              </table:table-cell>
              <table:table-cell office:value-type="float" office:value="951.2434761905">
                <text:p>951.2434761905</text:p>
              </table:table-cell>
              <table:table-cell office:value-type="float" office:value="960.1556190476">
                <text:p>960.1556190476</text:p>
              </table:table-cell>
              <table:table-cell office:value-type="float" office:value="975.001">
                <text:p>975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B1:all.AK1 all.A6:all.AK6 all.A13:all.AK13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6:all.AK6" chart:label-cell-address="all.A6:all.A6" chart:class="chart:line">
            <chart:data-point chart:repeated="36"/>
          </chart:series>
          <chart:series chart:style-name="ch9" chart:values-cell-range-address="all.B13:all.AK13" chart:label-cell-address="all.A13:all.A1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4014032374995">
                <text:p>0.904014032374995</text:p>
                <draw:g>
                  <svg:desc>all.B6:all.AK6</svg:desc>
                </draw:g>
              </table:table-cell>
              <table:table-cell office:value-type="float" office:value="1.77308845404374">
                <text:p>1.77308845404374</text:p>
              </table:table-cell>
              <table:table-cell office:value-type="float" office:value="2.46948673552892">
                <text:p>2.46948673552892</text:p>
              </table:table-cell>
              <table:table-cell office:value-type="float" office:value="3.36457640661484">
                <text:p>3.36457640661484</text:p>
              </table:table-cell>
              <table:table-cell office:value-type="float" office:value="4.03743756242317">
                <text:p>4.03743756242317</text:p>
              </table:table-cell>
              <table:table-cell office:value-type="float" office:value="4.87132670049657">
                <text:p>4.87132670049657</text:p>
              </table:table-cell>
              <table:table-cell office:value-type="float" office:value="5.48628969905792">
                <text:p>5.48628969905792</text:p>
              </table:table-cell>
              <table:table-cell office:value-type="float" office:value="6.27958975653461">
                <text:p>6.27958975653461</text:p>
              </table:table-cell>
              <table:table-cell office:value-type="float" office:value="6.91783821901181">
                <text:p>6.91783821901181</text:p>
              </table:table-cell>
              <table:table-cell office:value-type="float" office:value="7.54464328530707">
                <text:p>7.54464328530707</text:p>
              </table:table-cell>
              <table:table-cell office:value-type="float" office:value="8.04094898288383">
                <text:p>8.04094898288383</text:p>
              </table:table-cell>
              <table:table-cell office:value-type="float" office:value="8.53628995557376">
                <text:p>8.53628995557376</text:p>
              </table:table-cell>
              <table:table-cell office:value-type="float" office:value="8.93164174616739">
                <text:p>8.93164174616739</text:p>
              </table:table-cell>
              <table:table-cell office:value-type="float" office:value="9.41653815780786">
                <text:p>9.41653815780786</text:p>
              </table:table-cell>
              <table:table-cell office:value-type="float" office:value="9.59775049380927">
                <text:p>9.59775049380927</text:p>
              </table:table-cell>
              <table:table-cell office:value-type="float" office:value="10.0876540715979">
                <text:p>10.0876540715979</text:p>
              </table:table-cell>
              <table:table-cell office:value-type="float" office:value="10.3082953551895">
                <text:p>10.3082953551895</text:p>
              </table:table-cell>
              <table:table-cell office:value-type="float" office:value="10.7365387789487">
                <text:p>10.7365387789487</text:p>
              </table:table-cell>
              <table:table-cell office:value-type="float" office:value="11.1375373183057">
                <text:p>11.1375373183057</text:p>
              </table:table-cell>
              <table:table-cell office:value-type="float" office:value="11.7666135892864">
                <text:p>11.7666135892864</text:p>
              </table:table-cell>
              <table:table-cell office:value-type="float" office:value="11.7453755837578">
                <text:p>11.7453755837578</text:p>
              </table:table-cell>
              <table:table-cell office:value-type="float" office:value="12.3500742486252">
                <text:p>12.3500742486252</text:p>
              </table:table-cell>
              <table:table-cell office:value-type="float" office:value="12.4935151462838">
                <text:p>12.4935151462838</text:p>
              </table:table-cell>
              <table:table-cell office:value-type="float" office:value="12.8038644731061">
                <text:p>12.8038644731061</text:p>
              </table:table-cell>
              <table:table-cell office:value-type="float" office:value="13.0079196890586">
                <text:p>13.0079196890586</text:p>
              </table:table-cell>
              <table:table-cell office:value-type="float" office:value="13.4163362600547">
                <text:p>13.4163362600547</text:p>
              </table:table-cell>
              <table:table-cell office:value-type="float" office:value="13.6951890459444">
                <text:p>13.6951890459444</text:p>
              </table:table-cell>
              <table:table-cell office:value-type="float" office:value="13.8183711739316">
                <text:p>13.8183711739316</text:p>
              </table:table-cell>
              <table:table-cell office:value-type="float" office:value="13.733689008149">
                <text:p>13.733689008149</text:p>
              </table:table-cell>
              <table:table-cell office:value-type="float" office:value="13.9971942453118">
                <text:p>13.9971942453118</text:p>
              </table:table-cell>
              <table:table-cell office:value-type="float" office:value="14.2113488709797">
                <text:p>14.2113488709797</text:p>
              </table:table-cell>
              <table:table-cell office:value-type="float" office:value="14.3603040784548">
                <text:p>14.3603040784548</text:p>
              </table:table-cell>
              <table:table-cell office:value-type="float" office:value="14.3493544038902">
                <text:p>14.3493544038902</text:p>
              </table:table-cell>
              <table:table-cell office:value-type="float" office:value="14.388290663027">
                <text:p>14.388290663027</text:p>
              </table:table-cell>
              <table:table-cell office:value-type="float" office:value="14.3392297701063">
                <text:p>14.3392297701063</text:p>
              </table:table-cell>
              <table:table-cell office:value-type="float" office:value="14.4108399150254">
                <text:p>14.4108399150254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8408970695762">
                <text:p>0.958408970695762</text:p>
                <draw:g>
                  <svg:desc>all.B13:all.AK13</svg:desc>
                </draw:g>
              </table:table-cell>
              <table:table-cell office:value-type="float" office:value="1.77161186698071">
                <text:p>1.77161186698071</text:p>
              </table:table-cell>
              <table:table-cell office:value-type="float" office:value="3.10191625944358">
                <text:p>3.10191625944358</text:p>
              </table:table-cell>
              <table:table-cell office:value-type="float" office:value="4.43881545043814">
                <text:p>4.43881545043814</text:p>
              </table:table-cell>
              <table:table-cell office:value-type="float" office:value="5.86039049951613">
                <text:p>5.86039049951613</text:p>
              </table:table-cell>
              <table:table-cell office:value-type="float" office:value="6.84634832267506">
                <text:p>6.84634832267506</text:p>
              </table:table-cell>
              <table:table-cell office:value-type="float" office:value="7.44212022122612">
                <text:p>7.44212022122612</text:p>
              </table:table-cell>
              <table:table-cell office:value-type="float" office:value="8.27848840272575">
                <text:p>8.27848840272575</text:p>
              </table:table-cell>
              <table:table-cell office:value-type="float" office:value="8.7136863502793">
                <text:p>8.7136863502793</text:p>
              </table:table-cell>
              <table:table-cell office:value-type="float" office:value="8.96485450164577">
                <text:p>8.96485450164577</text:p>
              </table:table-cell>
              <table:table-cell office:value-type="float" office:value="9.43645834682032">
                <text:p>9.43645834682032</text:p>
              </table:table-cell>
              <table:table-cell office:value-type="float" office:value="9.64842259982884">
                <text:p>9.64842259982884</text:p>
              </table:table-cell>
              <table:table-cell office:value-type="float" office:value="9.83919763812814">
                <text:p>9.83919763812814</text:p>
              </table:table-cell>
              <table:table-cell office:value-type="float" office:value="9.71599987437625">
                <text:p>9.71599987437625</text:p>
              </table:table-cell>
              <table:table-cell office:value-type="float" office:value="10.0295111622972">
                <text:p>10.0295111622972</text:p>
              </table:table-cell>
              <table:table-cell office:value-type="float" office:value="9.93094662926548">
                <text:p>9.93094662926548</text:p>
              </table:table-cell>
              <table:table-cell office:value-type="float" office:value="10.2269650616726">
                <text:p>10.2269650616726</text:p>
              </table:table-cell>
              <table:table-cell office:value-type="float" office:value="10.262196025062">
                <text:p>10.262196025062</text:p>
              </table:table-cell>
              <table:table-cell office:value-type="float" office:value="10.2823886589477">
                <text:p>10.2823886589477</text:p>
              </table:table-cell>
              <table:table-cell office:value-type="float" office:value="10.2288619690176">
                <text:p>10.2288619690176</text:p>
              </table:table-cell>
              <table:table-cell office:value-type="float" office:value="10.2157867322253">
                <text:p>10.2157867322253</text:p>
              </table:table-cell>
              <table:table-cell office:value-type="float" office:value="10.2104317459889">
                <text:p>10.2104317459889</text:p>
              </table:table-cell>
              <table:table-cell office:value-type="float" office:value="10.1230381244919">
                <text:p>10.1230381244919</text:p>
              </table:table-cell>
              <table:table-cell office:value-type="float" office:value="10.2259710673187">
                <text:p>10.2259710673187</text:p>
              </table:table-cell>
              <table:table-cell office:value-type="float" office:value="10.2030008858609">
                <text:p>10.2030008858609</text:p>
              </table:table-cell>
              <table:table-cell office:value-type="float" office:value="10.1115110295968">
                <text:p>10.1115110295968</text:p>
              </table:table-cell>
              <table:table-cell office:value-type="float" office:value="10.2724169041895">
                <text:p>10.2724169041895</text:p>
              </table:table-cell>
              <table:table-cell office:value-type="float" office:value="10.0711331044517">
                <text:p>10.0711331044517</text:p>
              </table:table-cell>
              <table:table-cell office:value-type="float" office:value="10.0693916264642">
                <text:p>10.0693916264642</text:p>
              </table:table-cell>
              <table:table-cell office:value-type="float" office:value="9.91657890493677">
                <text:p>9.91657890493677</text:p>
              </table:table-cell>
              <table:table-cell office:value-type="float" office:value="9.79680702443952">
                <text:p>9.79680702443952</text:p>
              </table:table-cell>
              <table:table-cell office:value-type="float" office:value="9.65759422433467">
                <text:p>9.65759422433467</text:p>
              </table:table-cell>
              <table:table-cell office:value-type="float" office:value="9.49016036854101">
                <text:p>9.49016036854101</text:p>
              </table:table-cell>
              <table:table-cell office:value-type="float" office:value="9.48571651301709">
                <text:p>9.48571651301709</text:p>
              </table:table-cell>
              <table:table-cell office:value-type="float" office:value="9.39767030572642">
                <text:p>9.39767030572642</text:p>
              </table:table-cell>
              <table:table-cell office:value-type="float" office:value="9.25458122607054">
                <text:p>9.25458122607054</text:p>
              </table:table-cell>
            </table:table-row>
            <table:table-row>
              <table:table-cell office:value-type="string">
                <text:p>cilk2_spu</text:p>
                <draw:g>
                  <svg:desc>all.A6:all.A6</svg:desc>
                </draw:g>
              </table:table-cell>
              <table:table-cell office:value-type="float" office:value="0.904014032374995">
                <text:p>0.904014032374995</text:p>
                <draw:g>
                  <svg:desc>all.B6:all.AK6</svg:desc>
                </draw:g>
              </table:table-cell>
              <table:table-cell office:value-type="float" office:value="1.77308845404374">
                <text:p>1.77308845404374</text:p>
              </table:table-cell>
              <table:table-cell office:value-type="float" office:value="2.46948673552892">
                <text:p>2.46948673552892</text:p>
              </table:table-cell>
              <table:table-cell office:value-type="float" office:value="3.36457640661484">
                <text:p>3.36457640661484</text:p>
              </table:table-cell>
              <table:table-cell office:value-type="float" office:value="4.03743756242317">
                <text:p>4.03743756242317</text:p>
              </table:table-cell>
              <table:table-cell office:value-type="float" office:value="4.87132670049657">
                <text:p>4.87132670049657</text:p>
              </table:table-cell>
              <table:table-cell office:value-type="float" office:value="5.48628969905792">
                <text:p>5.48628969905792</text:p>
              </table:table-cell>
              <table:table-cell office:value-type="float" office:value="6.27958975653461">
                <text:p>6.27958975653461</text:p>
              </table:table-cell>
              <table:table-cell office:value-type="float" office:value="6.91783821901181">
                <text:p>6.91783821901181</text:p>
              </table:table-cell>
              <table:table-cell office:value-type="float" office:value="7.54464328530707">
                <text:p>7.54464328530707</text:p>
              </table:table-cell>
              <table:table-cell office:value-type="float" office:value="8.04094898288383">
                <text:p>8.04094898288383</text:p>
              </table:table-cell>
              <table:table-cell office:value-type="float" office:value="8.53628995557376">
                <text:p>8.53628995557376</text:p>
              </table:table-cell>
              <table:table-cell office:value-type="float" office:value="8.93164174616739">
                <text:p>8.93164174616739</text:p>
              </table:table-cell>
              <table:table-cell office:value-type="float" office:value="9.41653815780786">
                <text:p>9.41653815780786</text:p>
              </table:table-cell>
              <table:table-cell office:value-type="float" office:value="9.59775049380927">
                <text:p>9.59775049380927</text:p>
              </table:table-cell>
              <table:table-cell office:value-type="float" office:value="10.0876540715979">
                <text:p>10.0876540715979</text:p>
              </table:table-cell>
              <table:table-cell office:value-type="float" office:value="10.3082953551895">
                <text:p>10.3082953551895</text:p>
              </table:table-cell>
              <table:table-cell office:value-type="float" office:value="10.7365387789487">
                <text:p>10.7365387789487</text:p>
              </table:table-cell>
              <table:table-cell office:value-type="float" office:value="11.1375373183057">
                <text:p>11.1375373183057</text:p>
              </table:table-cell>
              <table:table-cell office:value-type="float" office:value="11.7666135892864">
                <text:p>11.7666135892864</text:p>
              </table:table-cell>
              <table:table-cell office:value-type="float" office:value="11.7453755837578">
                <text:p>11.7453755837578</text:p>
              </table:table-cell>
              <table:table-cell office:value-type="float" office:value="12.3500742486252">
                <text:p>12.3500742486252</text:p>
              </table:table-cell>
              <table:table-cell office:value-type="float" office:value="12.4935151462838">
                <text:p>12.4935151462838</text:p>
              </table:table-cell>
              <table:table-cell office:value-type="float" office:value="12.8038644731061">
                <text:p>12.8038644731061</text:p>
              </table:table-cell>
              <table:table-cell office:value-type="float" office:value="13.0079196890586">
                <text:p>13.0079196890586</text:p>
              </table:table-cell>
              <table:table-cell office:value-type="float" office:value="13.4163362600547">
                <text:p>13.4163362600547</text:p>
              </table:table-cell>
              <table:table-cell office:value-type="float" office:value="13.6951890459444">
                <text:p>13.6951890459444</text:p>
              </table:table-cell>
              <table:table-cell office:value-type="float" office:value="13.8183711739316">
                <text:p>13.8183711739316</text:p>
              </table:table-cell>
              <table:table-cell office:value-type="float" office:value="13.733689008149">
                <text:p>13.733689008149</text:p>
              </table:table-cell>
              <table:table-cell office:value-type="float" office:value="13.9971942453118">
                <text:p>13.9971942453118</text:p>
              </table:table-cell>
              <table:table-cell office:value-type="float" office:value="14.2113488709797">
                <text:p>14.2113488709797</text:p>
              </table:table-cell>
              <table:table-cell office:value-type="float" office:value="14.3603040784548">
                <text:p>14.3603040784548</text:p>
              </table:table-cell>
              <table:table-cell office:value-type="float" office:value="14.3493544038902">
                <text:p>14.3493544038902</text:p>
              </table:table-cell>
              <table:table-cell office:value-type="float" office:value="14.388290663027">
                <text:p>14.388290663027</text:p>
              </table:table-cell>
              <table:table-cell office:value-type="float" office:value="14.3392297701063">
                <text:p>14.3392297701063</text:p>
              </table:table-cell>
              <table:table-cell office:value-type="float" office:value="14.4108399150254">
                <text:p>14.4108399150254</text:p>
              </table:table-cell>
            </table:table-row>
            <table:table-row>
              <table:table-cell office:value-type="string">
                <text:p>omp_spu</text:p>
                <draw:g>
                  <svg:desc>all.A13:all.A13</svg:desc>
                </draw:g>
              </table:table-cell>
              <table:table-cell office:value-type="float" office:value="0.958408970695762">
                <text:p>0.958408970695762</text:p>
                <draw:g>
                  <svg:desc>all.B13:all.AK13</svg:desc>
                </draw:g>
              </table:table-cell>
              <table:table-cell office:value-type="float" office:value="1.77161186698071">
                <text:p>1.77161186698071</text:p>
              </table:table-cell>
              <table:table-cell office:value-type="float" office:value="3.10191625944358">
                <text:p>3.10191625944358</text:p>
              </table:table-cell>
              <table:table-cell office:value-type="float" office:value="4.43881545043814">
                <text:p>4.43881545043814</text:p>
              </table:table-cell>
              <table:table-cell office:value-type="float" office:value="5.86039049951613">
                <text:p>5.86039049951613</text:p>
              </table:table-cell>
              <table:table-cell office:value-type="float" office:value="6.84634832267506">
                <text:p>6.84634832267506</text:p>
              </table:table-cell>
              <table:table-cell office:value-type="float" office:value="7.44212022122612">
                <text:p>7.44212022122612</text:p>
              </table:table-cell>
              <table:table-cell office:value-type="float" office:value="8.27848840272575">
                <text:p>8.27848840272575</text:p>
              </table:table-cell>
              <table:table-cell office:value-type="float" office:value="8.7136863502793">
                <text:p>8.7136863502793</text:p>
              </table:table-cell>
              <table:table-cell office:value-type="float" office:value="8.96485450164577">
                <text:p>8.96485450164577</text:p>
              </table:table-cell>
              <table:table-cell office:value-type="float" office:value="9.43645834682032">
                <text:p>9.43645834682032</text:p>
              </table:table-cell>
              <table:table-cell office:value-type="float" office:value="9.64842259982884">
                <text:p>9.64842259982884</text:p>
              </table:table-cell>
              <table:table-cell office:value-type="float" office:value="9.83919763812814">
                <text:p>9.83919763812814</text:p>
              </table:table-cell>
              <table:table-cell office:value-type="float" office:value="9.71599987437625">
                <text:p>9.71599987437625</text:p>
              </table:table-cell>
              <table:table-cell office:value-type="float" office:value="10.0295111622972">
                <text:p>10.0295111622972</text:p>
              </table:table-cell>
              <table:table-cell office:value-type="float" office:value="9.93094662926548">
                <text:p>9.93094662926548</text:p>
              </table:table-cell>
              <table:table-cell office:value-type="float" office:value="10.2269650616726">
                <text:p>10.2269650616726</text:p>
              </table:table-cell>
              <table:table-cell office:value-type="float" office:value="10.262196025062">
                <text:p>10.262196025062</text:p>
              </table:table-cell>
              <table:table-cell office:value-type="float" office:value="10.2823886589477">
                <text:p>10.2823886589477</text:p>
              </table:table-cell>
              <table:table-cell office:value-type="float" office:value="10.2288619690176">
                <text:p>10.2288619690176</text:p>
              </table:table-cell>
              <table:table-cell office:value-type="float" office:value="10.2157867322253">
                <text:p>10.2157867322253</text:p>
              </table:table-cell>
              <table:table-cell office:value-type="float" office:value="10.2104317459889">
                <text:p>10.2104317459889</text:p>
              </table:table-cell>
              <table:table-cell office:value-type="float" office:value="10.1230381244919">
                <text:p>10.1230381244919</text:p>
              </table:table-cell>
              <table:table-cell office:value-type="float" office:value="10.2259710673187">
                <text:p>10.2259710673187</text:p>
              </table:table-cell>
              <table:table-cell office:value-type="float" office:value="10.2030008858609">
                <text:p>10.2030008858609</text:p>
              </table:table-cell>
              <table:table-cell office:value-type="float" office:value="10.1115110295968">
                <text:p>10.1115110295968</text:p>
              </table:table-cell>
              <table:table-cell office:value-type="float" office:value="10.2724169041895">
                <text:p>10.2724169041895</text:p>
              </table:table-cell>
              <table:table-cell office:value-type="float" office:value="10.0711331044517">
                <text:p>10.0711331044517</text:p>
              </table:table-cell>
              <table:table-cell office:value-type="float" office:value="10.0693916264642">
                <text:p>10.0693916264642</text:p>
              </table:table-cell>
              <table:table-cell office:value-type="float" office:value="9.91657890493677">
                <text:p>9.91657890493677</text:p>
              </table:table-cell>
              <table:table-cell office:value-type="float" office:value="9.79680702443952">
                <text:p>9.79680702443952</text:p>
              </table:table-cell>
              <table:table-cell office:value-type="float" office:value="9.65759422433467">
                <text:p>9.65759422433467</text:p>
              </table:table-cell>
              <table:table-cell office:value-type="float" office:value="9.49016036854101">
                <text:p>9.49016036854101</text:p>
              </table:table-cell>
              <table:table-cell office:value-type="float" office:value="9.48571651301709">
                <text:p>9.48571651301709</text:p>
              </table:table-cell>
              <table:table-cell office:value-type="float" office:value="9.39767030572642">
                <text:p>9.39767030572642</text:p>
              </table:table-cell>
              <table:table-cell office:value-type="float" office:value="9.25458122607054">
                <text:p>9.25458122607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B1:all.AK1 all.A7:all.AK7 all.A14:all.AK14 all.A18:all.AK18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7:all.AK7" chart:label-cell-address="all.A7:all.A7" chart:class="chart:line">
            <chart:data-point chart:repeated="36"/>
          </chart:series>
          <chart:series chart:style-name="ch9" chart:values-cell-range-address="all.B14:all.AK14" chart:label-cell-address="all.A14:all.A14" chart:class="chart:line">
            <chart:data-point chart:repeated="36"/>
          </chart:series>
          <chart:series chart:style-name="ch10" chart:values-cell-range-address="all.B18:all.AK18" chart:label-cell-address="all.A18:all.A18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4014032374995">
                <text:p>0.904014032374995</text:p>
                <draw:g>
                  <svg:desc>all.B7:all.AK7</svg:desc>
                </draw:g>
              </table:table-cell>
              <table:table-cell office:value-type="float" office:value="0.886544227021868">
                <text:p>0.886544227021868</text:p>
              </table:table-cell>
              <table:table-cell office:value-type="float" office:value="0.823162245176306">
                <text:p>0.823162245176306</text:p>
              </table:table-cell>
              <table:table-cell office:value-type="float" office:value="0.841144101653709">
                <text:p>0.841144101653709</text:p>
              </table:table-cell>
              <table:table-cell office:value-type="float" office:value="0.807487512484634">
                <text:p>0.807487512484634</text:p>
              </table:table-cell>
              <table:table-cell office:value-type="float" office:value="0.811887783416095">
                <text:p>0.811887783416095</text:p>
              </table:table-cell>
              <table:table-cell office:value-type="float" office:value="0.783755671293988">
                <text:p>0.783755671293988</text:p>
              </table:table-cell>
              <table:table-cell office:value-type="float" office:value="0.784948719566826">
                <text:p>0.784948719566826</text:p>
              </table:table-cell>
              <table:table-cell office:value-type="float" office:value="0.768648691001313">
                <text:p>0.768648691001313</text:p>
              </table:table-cell>
              <table:table-cell office:value-type="float" office:value="0.754464328530707">
                <text:p>0.754464328530707</text:p>
              </table:table-cell>
              <table:table-cell office:value-type="float" office:value="0.730995362080348">
                <text:p>0.730995362080348</text:p>
              </table:table-cell>
              <table:table-cell office:value-type="float" office:value="0.711357496297813">
                <text:p>0.711357496297813</text:p>
              </table:table-cell>
              <table:table-cell office:value-type="float" office:value="0.687049365089799">
                <text:p>0.687049365089799</text:p>
              </table:table-cell>
              <table:table-cell office:value-type="float" office:value="0.672609868414847">
                <text:p>0.672609868414847</text:p>
              </table:table-cell>
              <table:table-cell office:value-type="float" office:value="0.639850032920618">
                <text:p>0.639850032920618</text:p>
              </table:table-cell>
              <table:table-cell office:value-type="float" office:value="0.630478379474866">
                <text:p>0.630478379474866</text:p>
              </table:table-cell>
              <table:table-cell office:value-type="float" office:value="0.606370315011146">
                <text:p>0.606370315011146</text:p>
              </table:table-cell>
              <table:table-cell office:value-type="float" office:value="0.596474376608263">
                <text:p>0.596474376608263</text:p>
              </table:table-cell>
              <table:table-cell office:value-type="float" office:value="0.586186174647671">
                <text:p>0.586186174647671</text:p>
              </table:table-cell>
              <table:table-cell office:value-type="float" office:value="0.588330679464321">
                <text:p>0.588330679464321</text:p>
              </table:table-cell>
              <table:table-cell office:value-type="float" office:value="0.55930359922656">
                <text:p>0.55930359922656</text:p>
              </table:table-cell>
              <table:table-cell office:value-type="float" office:value="0.561367011301145">
                <text:p>0.561367011301145</text:p>
              </table:table-cell>
              <table:table-cell office:value-type="float" office:value="0.543196310707991">
                <text:p>0.543196310707991</text:p>
              </table:table-cell>
              <table:table-cell office:value-type="float" office:value="0.533494353046089">
                <text:p>0.533494353046089</text:p>
              </table:table-cell>
              <table:table-cell office:value-type="float" office:value="0.520316787562345">
                <text:p>0.520316787562345</text:p>
              </table:table-cell>
              <table:table-cell office:value-type="float" office:value="0.516012933079028">
                <text:p>0.516012933079028</text:p>
              </table:table-cell>
              <table:table-cell office:value-type="float" office:value="0.507229223923868">
                <text:p>0.507229223923868</text:p>
              </table:table-cell>
              <table:table-cell office:value-type="float" office:value="0.493513256211844">
                <text:p>0.493513256211844</text:p>
              </table:table-cell>
              <table:table-cell office:value-type="float" office:value="0.47357548303962">
                <text:p>0.47357548303962</text:p>
              </table:table-cell>
              <table:table-cell office:value-type="float" office:value="0.466573141510395">
                <text:p>0.466573141510395</text:p>
              </table:table-cell>
              <table:table-cell office:value-type="float" office:value="0.45843060874128">
                <text:p>0.45843060874128</text:p>
              </table:table-cell>
              <table:table-cell office:value-type="float" office:value="0.448759502451712">
                <text:p>0.448759502451712</text:p>
              </table:table-cell>
              <table:table-cell office:value-type="float" office:value="0.434828921330006">
                <text:p>0.434828921330006</text:p>
              </table:table-cell>
              <table:table-cell office:value-type="float" office:value="0.423185019500794">
                <text:p>0.423185019500794</text:p>
              </table:table-cell>
              <table:table-cell office:value-type="float" office:value="0.409692279145893">
                <text:p>0.409692279145893</text:p>
              </table:table-cell>
              <table:table-cell office:value-type="float" office:value="0.400301108750706">
                <text:p>0.40030110875070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8408970695762">
                <text:p>0.958408970695762</text:p>
                <draw:g>
                  <svg:desc>all.B14:all.AK14</svg:desc>
                </draw:g>
              </table:table-cell>
              <table:table-cell office:value-type="float" office:value="0.885805933490357">
                <text:p>0.885805933490357</text:p>
              </table:table-cell>
              <table:table-cell office:value-type="float" office:value="1.03397208648119">
                <text:p>1.03397208648119</text:p>
              </table:table-cell>
              <table:table-cell office:value-type="float" office:value="1.10970386260953">
                <text:p>1.10970386260953</text:p>
              </table:table-cell>
              <table:table-cell office:value-type="float" office:value="1.17207809990323">
                <text:p>1.17207809990323</text:p>
              </table:table-cell>
              <table:table-cell office:value-type="float" office:value="1.14105805377918">
                <text:p>1.14105805377918</text:p>
              </table:table-cell>
              <table:table-cell office:value-type="float" office:value="1.06316003160373">
                <text:p>1.06316003160373</text:p>
              </table:table-cell>
              <table:table-cell office:value-type="float" office:value="1.03481105034072">
                <text:p>1.03481105034072</text:p>
              </table:table-cell>
              <table:table-cell office:value-type="float" office:value="0.968187372253256">
                <text:p>0.968187372253256</text:p>
              </table:table-cell>
              <table:table-cell office:value-type="float" office:value="0.896485450164577">
                <text:p>0.896485450164577</text:p>
              </table:table-cell>
              <table:table-cell office:value-type="float" office:value="0.857859849710938">
                <text:p>0.857859849710938</text:p>
              </table:table-cell>
              <table:table-cell office:value-type="float" office:value="0.804035216652403">
                <text:p>0.804035216652403</text:p>
              </table:table-cell>
              <table:table-cell office:value-type="float" office:value="0.756861356779088">
                <text:p>0.756861356779088</text:p>
              </table:table-cell>
              <table:table-cell office:value-type="float" office:value="0.693999991026875">
                <text:p>0.693999991026875</text:p>
              </table:table-cell>
              <table:table-cell office:value-type="float" office:value="0.668634077486483">
                <text:p>0.668634077486483</text:p>
              </table:table-cell>
              <table:table-cell office:value-type="float" office:value="0.620684164329092">
                <text:p>0.620684164329092</text:p>
              </table:table-cell>
              <table:table-cell office:value-type="float" office:value="0.601586180098388">
                <text:p>0.601586180098388</text:p>
              </table:table-cell>
              <table:table-cell office:value-type="float" office:value="0.570122001392334">
                <text:p>0.570122001392334</text:p>
              </table:table-cell>
              <table:table-cell office:value-type="float" office:value="0.541178350470934">
                <text:p>0.541178350470934</text:p>
              </table:table-cell>
              <table:table-cell office:value-type="float" office:value="0.51144309845088">
                <text:p>0.51144309845088</text:p>
              </table:table-cell>
              <table:table-cell office:value-type="float" office:value="0.486466034867873">
                <text:p>0.486466034867873</text:p>
              </table:table-cell>
              <table:table-cell office:value-type="float" office:value="0.464110533908585">
                <text:p>0.464110533908585</text:p>
              </table:table-cell>
              <table:table-cell office:value-type="float" office:value="0.440132092369212">
                <text:p>0.440132092369212</text:p>
              </table:table-cell>
              <table:table-cell office:value-type="float" office:value="0.426082127804944">
                <text:p>0.426082127804944</text:p>
              </table:table-cell>
              <table:table-cell office:value-type="float" office:value="0.408120035434438">
                <text:p>0.408120035434438</text:p>
              </table:table-cell>
              <table:table-cell office:value-type="float" office:value="0.388904270369107">
                <text:p>0.388904270369107</text:p>
              </table:table-cell>
              <table:table-cell office:value-type="float" office:value="0.380459885340352">
                <text:p>0.380459885340352</text:p>
              </table:table-cell>
              <table:table-cell office:value-type="float" office:value="0.359683325158989">
                <text:p>0.359683325158989</text:p>
              </table:table-cell>
              <table:table-cell office:value-type="float" office:value="0.347220400912559">
                <text:p>0.347220400912559</text:p>
              </table:table-cell>
              <table:table-cell office:value-type="float" office:value="0.330552630164559">
                <text:p>0.330552630164559</text:p>
              </table:table-cell>
              <table:table-cell office:value-type="float" office:value="0.316026033046436">
                <text:p>0.316026033046436</text:p>
              </table:table-cell>
              <table:table-cell office:value-type="float" office:value="0.301799819510458">
                <text:p>0.301799819510458</text:p>
              </table:table-cell>
              <table:table-cell office:value-type="float" office:value="0.287580617228515">
                <text:p>0.287580617228515</text:p>
              </table:table-cell>
              <table:table-cell office:value-type="float" office:value="0.278991662147561">
                <text:p>0.278991662147561</text:p>
              </table:table-cell>
              <table:table-cell office:value-type="float" office:value="0.268504865877898">
                <text:p>0.268504865877898</text:p>
              </table:table-cell>
              <table:table-cell office:value-type="float" office:value="0.257071700724182">
                <text:p>0.257071700724182</text:p>
              </table:table-cell>
            </table:table-row>
            <table:table-row>
              <table:table-cell office:value-type="string">
                <text:p>cilk2_eff</text:p>
                <draw:g>
                  <svg:desc>all.A7:all.A7</svg:desc>
                </draw:g>
              </table:table-cell>
              <table:table-cell office:value-type="float" office:value="0.904014032374995">
                <text:p>0.904014032374995</text:p>
                <draw:g>
                  <svg:desc>all.B7:all.AK7</svg:desc>
                </draw:g>
              </table:table-cell>
              <table:table-cell office:value-type="float" office:value="0.886544227021868">
                <text:p>0.886544227021868</text:p>
              </table:table-cell>
              <table:table-cell office:value-type="float" office:value="0.823162245176306">
                <text:p>0.823162245176306</text:p>
              </table:table-cell>
              <table:table-cell office:value-type="float" office:value="0.841144101653709">
                <text:p>0.841144101653709</text:p>
              </table:table-cell>
              <table:table-cell office:value-type="float" office:value="0.807487512484634">
                <text:p>0.807487512484634</text:p>
              </table:table-cell>
              <table:table-cell office:value-type="float" office:value="0.811887783416095">
                <text:p>0.811887783416095</text:p>
              </table:table-cell>
              <table:table-cell office:value-type="float" office:value="0.783755671293988">
                <text:p>0.783755671293988</text:p>
              </table:table-cell>
              <table:table-cell office:value-type="float" office:value="0.784948719566826">
                <text:p>0.784948719566826</text:p>
              </table:table-cell>
              <table:table-cell office:value-type="float" office:value="0.768648691001313">
                <text:p>0.768648691001313</text:p>
              </table:table-cell>
              <table:table-cell office:value-type="float" office:value="0.754464328530707">
                <text:p>0.754464328530707</text:p>
              </table:table-cell>
              <table:table-cell office:value-type="float" office:value="0.730995362080348">
                <text:p>0.730995362080348</text:p>
              </table:table-cell>
              <table:table-cell office:value-type="float" office:value="0.711357496297813">
                <text:p>0.711357496297813</text:p>
              </table:table-cell>
              <table:table-cell office:value-type="float" office:value="0.687049365089799">
                <text:p>0.687049365089799</text:p>
              </table:table-cell>
              <table:table-cell office:value-type="float" office:value="0.672609868414847">
                <text:p>0.672609868414847</text:p>
              </table:table-cell>
              <table:table-cell office:value-type="float" office:value="0.639850032920618">
                <text:p>0.639850032920618</text:p>
              </table:table-cell>
              <table:table-cell office:value-type="float" office:value="0.630478379474866">
                <text:p>0.630478379474866</text:p>
              </table:table-cell>
              <table:table-cell office:value-type="float" office:value="0.606370315011146">
                <text:p>0.606370315011146</text:p>
              </table:table-cell>
              <table:table-cell office:value-type="float" office:value="0.596474376608263">
                <text:p>0.596474376608263</text:p>
              </table:table-cell>
              <table:table-cell office:value-type="float" office:value="0.586186174647671">
                <text:p>0.586186174647671</text:p>
              </table:table-cell>
              <table:table-cell office:value-type="float" office:value="0.588330679464321">
                <text:p>0.588330679464321</text:p>
              </table:table-cell>
              <table:table-cell office:value-type="float" office:value="0.55930359922656">
                <text:p>0.55930359922656</text:p>
              </table:table-cell>
              <table:table-cell office:value-type="float" office:value="0.561367011301145">
                <text:p>0.561367011301145</text:p>
              </table:table-cell>
              <table:table-cell office:value-type="float" office:value="0.543196310707991">
                <text:p>0.543196310707991</text:p>
              </table:table-cell>
              <table:table-cell office:value-type="float" office:value="0.533494353046089">
                <text:p>0.533494353046089</text:p>
              </table:table-cell>
              <table:table-cell office:value-type="float" office:value="0.520316787562345">
                <text:p>0.520316787562345</text:p>
              </table:table-cell>
              <table:table-cell office:value-type="float" office:value="0.516012933079028">
                <text:p>0.516012933079028</text:p>
              </table:table-cell>
              <table:table-cell office:value-type="float" office:value="0.507229223923868">
                <text:p>0.507229223923868</text:p>
              </table:table-cell>
              <table:table-cell office:value-type="float" office:value="0.493513256211844">
                <text:p>0.493513256211844</text:p>
              </table:table-cell>
              <table:table-cell office:value-type="float" office:value="0.47357548303962">
                <text:p>0.47357548303962</text:p>
              </table:table-cell>
              <table:table-cell office:value-type="float" office:value="0.466573141510395">
                <text:p>0.466573141510395</text:p>
              </table:table-cell>
              <table:table-cell office:value-type="float" office:value="0.45843060874128">
                <text:p>0.45843060874128</text:p>
              </table:table-cell>
              <table:table-cell office:value-type="float" office:value="0.448759502451712">
                <text:p>0.448759502451712</text:p>
              </table:table-cell>
              <table:table-cell office:value-type="float" office:value="0.434828921330006">
                <text:p>0.434828921330006</text:p>
              </table:table-cell>
              <table:table-cell office:value-type="float" office:value="0.423185019500794">
                <text:p>0.423185019500794</text:p>
              </table:table-cell>
              <table:table-cell office:value-type="float" office:value="0.409692279145893">
                <text:p>0.409692279145893</text:p>
              </table:table-cell>
              <table:table-cell office:value-type="float" office:value="0.400301108750706">
                <text:p>0.400301108750706</text:p>
              </table:table-cell>
            </table:table-row>
            <table:table-row>
              <table:table-cell office:value-type="string">
                <text:p>omp_eff</text:p>
                <draw:g>
                  <svg:desc>all.A14:all.A14</svg:desc>
                </draw:g>
              </table:table-cell>
              <table:table-cell office:value-type="float" office:value="0.958408970695762">
                <text:p>0.958408970695762</text:p>
                <draw:g>
                  <svg:desc>all.B14:all.AK14</svg:desc>
                </draw:g>
              </table:table-cell>
              <table:table-cell office:value-type="float" office:value="0.885805933490357">
                <text:p>0.885805933490357</text:p>
              </table:table-cell>
              <table:table-cell office:value-type="float" office:value="1.03397208648119">
                <text:p>1.03397208648119</text:p>
              </table:table-cell>
              <table:table-cell office:value-type="float" office:value="1.10970386260953">
                <text:p>1.10970386260953</text:p>
              </table:table-cell>
              <table:table-cell office:value-type="float" office:value="1.17207809990323">
                <text:p>1.17207809990323</text:p>
              </table:table-cell>
              <table:table-cell office:value-type="float" office:value="1.14105805377918">
                <text:p>1.14105805377918</text:p>
              </table:table-cell>
              <table:table-cell office:value-type="float" office:value="1.06316003160373">
                <text:p>1.06316003160373</text:p>
              </table:table-cell>
              <table:table-cell office:value-type="float" office:value="1.03481105034072">
                <text:p>1.03481105034072</text:p>
              </table:table-cell>
              <table:table-cell office:value-type="float" office:value="0.968187372253256">
                <text:p>0.968187372253256</text:p>
              </table:table-cell>
              <table:table-cell office:value-type="float" office:value="0.896485450164577">
                <text:p>0.896485450164577</text:p>
              </table:table-cell>
              <table:table-cell office:value-type="float" office:value="0.857859849710938">
                <text:p>0.857859849710938</text:p>
              </table:table-cell>
              <table:table-cell office:value-type="float" office:value="0.804035216652403">
                <text:p>0.804035216652403</text:p>
              </table:table-cell>
              <table:table-cell office:value-type="float" office:value="0.756861356779088">
                <text:p>0.756861356779088</text:p>
              </table:table-cell>
              <table:table-cell office:value-type="float" office:value="0.693999991026875">
                <text:p>0.693999991026875</text:p>
              </table:table-cell>
              <table:table-cell office:value-type="float" office:value="0.668634077486483">
                <text:p>0.668634077486483</text:p>
              </table:table-cell>
              <table:table-cell office:value-type="float" office:value="0.620684164329092">
                <text:p>0.620684164329092</text:p>
              </table:table-cell>
              <table:table-cell office:value-type="float" office:value="0.601586180098388">
                <text:p>0.601586180098388</text:p>
              </table:table-cell>
              <table:table-cell office:value-type="float" office:value="0.570122001392334">
                <text:p>0.570122001392334</text:p>
              </table:table-cell>
              <table:table-cell office:value-type="float" office:value="0.541178350470934">
                <text:p>0.541178350470934</text:p>
              </table:table-cell>
              <table:table-cell office:value-type="float" office:value="0.51144309845088">
                <text:p>0.51144309845088</text:p>
              </table:table-cell>
              <table:table-cell office:value-type="float" office:value="0.486466034867873">
                <text:p>0.486466034867873</text:p>
              </table:table-cell>
              <table:table-cell office:value-type="float" office:value="0.464110533908585">
                <text:p>0.464110533908585</text:p>
              </table:table-cell>
              <table:table-cell office:value-type="float" office:value="0.440132092369212">
                <text:p>0.440132092369212</text:p>
              </table:table-cell>
              <table:table-cell office:value-type="float" office:value="0.426082127804944">
                <text:p>0.426082127804944</text:p>
              </table:table-cell>
              <table:table-cell office:value-type="float" office:value="0.408120035434438">
                <text:p>0.408120035434438</text:p>
              </table:table-cell>
              <table:table-cell office:value-type="float" office:value="0.388904270369107">
                <text:p>0.388904270369107</text:p>
              </table:table-cell>
              <table:table-cell office:value-type="float" office:value="0.380459885340352">
                <text:p>0.380459885340352</text:p>
              </table:table-cell>
              <table:table-cell office:value-type="float" office:value="0.359683325158989">
                <text:p>0.359683325158989</text:p>
              </table:table-cell>
              <table:table-cell office:value-type="float" office:value="0.347220400912559">
                <text:p>0.347220400912559</text:p>
              </table:table-cell>
              <table:table-cell office:value-type="float" office:value="0.330552630164559">
                <text:p>0.330552630164559</text:p>
              </table:table-cell>
              <table:table-cell office:value-type="float" office:value="0.316026033046436">
                <text:p>0.316026033046436</text:p>
              </table:table-cell>
              <table:table-cell office:value-type="float" office:value="0.301799819510458">
                <text:p>0.301799819510458</text:p>
              </table:table-cell>
              <table:table-cell office:value-type="float" office:value="0.287580617228515">
                <text:p>0.287580617228515</text:p>
              </table:table-cell>
              <table:table-cell office:value-type="float" office:value="0.278991662147561">
                <text:p>0.278991662147561</text:p>
              </table:table-cell>
              <table:table-cell office:value-type="float" office:value="0.268504865877898">
                <text:p>0.268504865877898</text:p>
              </table:table-cell>
              <table:table-cell office:value-type="float" office:value="0.257071700724182">
                <text:p>0.257071700724182</text:p>
              </table:table-cell>
            </table:table-row>
            <table:table-row>
              <table:table-cell office:value-type="string">
                <text:p>linear</text:p>
                <draw:g>
                  <svg:desc>all.A18:all.A18</svg:desc>
                </draw:g>
              </table:table-cell>
              <table:table-cell office:value-type="float" office:value="1">
                <text:p>1</text:p>
                <draw:g>
                  <svg:desc>all.B18:all.AK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